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893cm"/>
    </style:style>
    <style:style style:name="Table1.B" style:family="table-column">
      <style:table-column-properties style:column-width="5.764cm"/>
    </style:style>
    <style:style style:name="Table1.C" style:family="table-column">
      <style:table-column-properties style:column-width="6.343cm"/>
    </style:style>
    <style:style style:name="Table1.A1" style:family="table-cell">
      <style:table-cell-properties style:vertical-align="middle" fo:padding="0.049cm" fo:border="none"/>
    </style:style>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list-style-name="L1">
      <style:paragraph-properties fo:text-align="justify" style:justify-single-word="false"/>
    </style:style>
    <style:style style:name="P4" style:family="paragraph" style:parent-style-name="Text_20_body" style:list-style-name="L2">
      <style:paragraph-properties fo:text-align="justify" style:justify-single-word="false"/>
    </style:style>
    <style:style style:name="P5" style:family="paragraph" style:parent-style-name="Text_20_body" style:list-style-name="L3">
      <style:paragraph-properties fo:text-align="justify" style:justify-single-word="false"/>
    </style:style>
    <style:style style:name="P6" style:family="paragraph" style:parent-style-name="Text_20_body" style:list-style-name="L4">
      <style:paragraph-properties fo:text-align="justify" style:justify-single-word="false"/>
    </style:style>
    <style:style style:name="P7" style:family="paragraph" style:parent-style-name="Text_20_body" style:list-style-name="L5">
      <style:paragraph-properties fo:text-align="justify" style:justify-single-word="false"/>
    </style:style>
    <style:style style:name="P8" style:family="paragraph" style:parent-style-name="Text_20_body" style:list-style-name="L6">
      <style:paragraph-properties fo:text-align="justify" style:justify-single-word="false"/>
    </style:style>
    <style:style style:name="P9" style:family="paragraph" style:parent-style-name="Text_20_body" style:list-style-name="L7">
      <style:paragraph-properties fo:text-align="justify" style:justify-single-word="false"/>
    </style:style>
    <style:style style:name="P10" style:family="paragraph" style:parent-style-name="Text_20_body" style:list-style-name="L8">
      <style:paragraph-properties fo:text-align="justify" style:justify-single-word="false"/>
    </style:style>
    <style:style style:name="P11" style:family="paragraph" style:parent-style-name="Text_20_body" style:list-style-name="L9">
      <style:paragraph-properties fo:text-align="justify" style:justify-single-word="false"/>
    </style:style>
    <style:style style:name="P12" style:family="paragraph" style:parent-style-name="Text_20_body" style:list-style-name="L10">
      <style:paragraph-properties fo:text-align="justify" style:justify-single-word="false"/>
    </style:style>
    <style:style style:name="P13" style:family="paragraph" style:parent-style-name="Text_20_body" style:list-style-name="L11">
      <style:paragraph-properties fo:text-align="justify" style:justify-single-word="false"/>
    </style:style>
    <style:style style:name="P14" style:family="paragraph" style:parent-style-name="Text_20_body" style:list-style-name="L12">
      <style:paragraph-properties fo:text-align="justify" style:justify-single-word="false"/>
    </style:style>
    <style:style style:name="P15" style:family="paragraph" style:parent-style-name="Text_20_body" style:list-style-name="L14">
      <style:paragraph-properties fo:text-align="justify" style:justify-single-word="false"/>
    </style:style>
    <style:style style:name="P16" style:family="paragraph" style:parent-style-name="Text_20_body" style:list-style-name="L15">
      <style:paragraph-properties fo:text-align="justify" style:justify-single-word="false"/>
    </style:style>
    <style:style style:name="P17" style:family="paragraph" style:parent-style-name="Text_20_body" style:list-style-name="L16">
      <style:paragraph-properties fo:text-align="justify" style:justify-single-word="false"/>
    </style:style>
    <style:style style:name="P18" style:family="paragraph" style:parent-style-name="Text_20_body" style:list-style-name="L17">
      <style:paragraph-properties fo:text-align="justify" style:justify-single-word="false"/>
    </style:style>
    <style:style style:name="P19" style:family="paragraph" style:parent-style-name="Text_20_body" style:list-style-name="L18">
      <style:paragraph-properties fo:text-align="justify" style:justify-single-word="false"/>
    </style:style>
    <style:style style:name="P20" style:family="paragraph" style:parent-style-name="Text_20_body" style:list-style-name="L19">
      <style:paragraph-properties fo:text-align="justify" style:justify-single-word="false"/>
    </style:style>
    <style:style style:name="P21" style:family="paragraph" style:parent-style-name="Text_20_body" style:list-style-name="L20">
      <style:paragraph-properties fo:text-align="justify" style:justify-single-word="false"/>
    </style:style>
    <style:style style:name="P22" style:family="paragraph" style:parent-style-name="Text_20_body" style:list-style-name="L21">
      <style:paragraph-properties fo:text-align="justify" style:justify-single-word="false"/>
    </style:style>
    <style:style style:name="P23" style:family="paragraph" style:parent-style-name="Text_20_body" style:list-style-name="L22">
      <style:paragraph-properties fo:text-align="justify" style:justify-single-word="false"/>
    </style:style>
    <style:style style:name="P24" style:family="paragraph" style:parent-style-name="Text_20_body" style:list-style-name="L23">
      <style:paragraph-properties fo:text-align="justify" style:justify-single-word="false"/>
    </style:style>
    <style:style style:name="P25" style:family="paragraph" style:parent-style-name="Text_20_body" style:list-style-name="L24">
      <style:paragraph-properties fo:text-align="justify" style:justify-single-word="false"/>
    </style:style>
    <style:style style:name="P26" style:family="paragraph" style:parent-style-name="Text_20_body" style:list-style-name="L25">
      <style:paragraph-properties fo:text-align="justify" style:justify-single-word="false"/>
    </style:style>
    <style:style style:name="P27" style:family="paragraph" style:parent-style-name="Text_20_body" style:list-style-name="L26">
      <style:paragraph-properties fo:text-align="justify" style:justify-single-word="false"/>
    </style:style>
    <style:style style:name="P28" style:family="paragraph" style:parent-style-name="Text_20_body" style:list-style-name="L27">
      <style:paragraph-properties fo:text-align="justify" style:justify-single-word="false"/>
    </style:style>
    <style:style style:name="P29" style:family="paragraph" style:parent-style-name="Text_20_body" style:list-style-name="L28">
      <style:paragraph-properties fo:text-align="justify" style:justify-single-word="false"/>
    </style:style>
    <style:style style:name="P30" style:family="paragraph" style:parent-style-name="Text_20_body" style:list-style-name="L29">
      <style:paragraph-properties fo:text-align="justify" style:justify-single-word="false"/>
    </style:style>
    <style:style style:name="P31" style:family="paragraph" style:parent-style-name="Text_20_body" style:list-style-name="L30">
      <style:paragraph-properties fo:text-align="justify" style:justify-single-word="false"/>
    </style:style>
    <style:style style:name="P32" style:family="paragraph" style:parent-style-name="Text_20_body" style:list-style-name="L31">
      <style:paragraph-properties fo:text-align="justify" style:justify-single-word="false"/>
    </style:style>
    <style:style style:name="P33" style:family="paragraph" style:parent-style-name="Text_20_body" style:list-style-name="L1">
      <style:paragraph-properties fo:margin-top="0cm" fo:margin-bottom="0cm" loext:contextual-spacing="false" fo:text-align="justify" style:justify-single-word="false"/>
    </style:style>
    <style:style style:name="P34" style:family="paragraph" style:parent-style-name="Text_20_body" style:list-style-name="L2">
      <style:paragraph-properties fo:margin-top="0cm" fo:margin-bottom="0cm" loext:contextual-spacing="false" fo:text-align="justify" style:justify-single-word="false"/>
    </style:style>
    <style:style style:name="P35" style:family="paragraph" style:parent-style-name="Text_20_body" style:list-style-name="L3">
      <style:paragraph-properties fo:margin-top="0cm" fo:margin-bottom="0cm" loext:contextual-spacing="false" fo:text-align="justify" style:justify-single-word="false"/>
    </style:style>
    <style:style style:name="P36" style:family="paragraph" style:parent-style-name="Text_20_body" style:list-style-name="L4">
      <style:paragraph-properties fo:margin-top="0cm" fo:margin-bottom="0cm" loext:contextual-spacing="false" fo:text-align="justify" style:justify-single-word="false"/>
    </style:style>
    <style:style style:name="P37" style:family="paragraph" style:parent-style-name="Text_20_body" style:list-style-name="L5">
      <style:paragraph-properties fo:margin-top="0cm" fo:margin-bottom="0cm" loext:contextual-spacing="false" fo:text-align="justify" style:justify-single-word="false"/>
    </style:style>
    <style:style style:name="P38" style:family="paragraph" style:parent-style-name="Text_20_body" style:list-style-name="L6">
      <style:paragraph-properties fo:margin-top="0cm" fo:margin-bottom="0cm" loext:contextual-spacing="false" fo:text-align="justify" style:justify-single-word="false"/>
    </style:style>
    <style:style style:name="P39" style:family="paragraph" style:parent-style-name="Text_20_body" style:list-style-name="L7">
      <style:paragraph-properties fo:margin-top="0cm" fo:margin-bottom="0cm" loext:contextual-spacing="false" fo:text-align="justify" style:justify-single-word="false"/>
    </style:style>
    <style:style style:name="P40" style:family="paragraph" style:parent-style-name="Text_20_body" style:list-style-name="L8">
      <style:paragraph-properties fo:margin-top="0cm" fo:margin-bottom="0cm" loext:contextual-spacing="false" fo:text-align="justify" style:justify-single-word="false"/>
    </style:style>
    <style:style style:name="P41" style:family="paragraph" style:parent-style-name="Text_20_body" style:list-style-name="L9">
      <style:paragraph-properties fo:margin-top="0cm" fo:margin-bottom="0cm" loext:contextual-spacing="false" fo:text-align="justify" style:justify-single-word="false"/>
    </style:style>
    <style:style style:name="P42" style:family="paragraph" style:parent-style-name="Text_20_body" style:list-style-name="L10">
      <style:paragraph-properties fo:margin-top="0cm" fo:margin-bottom="0cm" loext:contextual-spacing="false" fo:text-align="justify" style:justify-single-word="false"/>
    </style:style>
    <style:style style:name="P43" style:family="paragraph" style:parent-style-name="Text_20_body" style:list-style-name="L11">
      <style:paragraph-properties fo:margin-top="0cm" fo:margin-bottom="0cm" loext:contextual-spacing="false" fo:text-align="justify" style:justify-single-word="false"/>
    </style:style>
    <style:style style:name="P44" style:family="paragraph" style:parent-style-name="Text_20_body" style:list-style-name="L12">
      <style:paragraph-properties fo:margin-top="0cm" fo:margin-bottom="0cm" loext:contextual-spacing="false" fo:text-align="justify" style:justify-single-word="false"/>
    </style:style>
    <style:style style:name="P45" style:family="paragraph" style:parent-style-name="Text_20_body" style:list-style-name="L14">
      <style:paragraph-properties fo:margin-top="0cm" fo:margin-bottom="0cm" loext:contextual-spacing="false" fo:text-align="justify" style:justify-single-word="false"/>
    </style:style>
    <style:style style:name="P46" style:family="paragraph" style:parent-style-name="Text_20_body" style:list-style-name="L15">
      <style:paragraph-properties fo:margin-top="0cm" fo:margin-bottom="0cm" loext:contextual-spacing="false" fo:text-align="justify" style:justify-single-word="false"/>
    </style:style>
    <style:style style:name="P47" style:family="paragraph" style:parent-style-name="Text_20_body" style:list-style-name="L16">
      <style:paragraph-properties fo:margin-top="0cm" fo:margin-bottom="0cm" loext:contextual-spacing="false" fo:text-align="justify" style:justify-single-word="false"/>
    </style:style>
    <style:style style:name="P48" style:family="paragraph" style:parent-style-name="Text_20_body" style:list-style-name="L17">
      <style:paragraph-properties fo:margin-top="0cm" fo:margin-bottom="0cm" loext:contextual-spacing="false" fo:text-align="justify" style:justify-single-word="false"/>
    </style:style>
    <style:style style:name="P49" style:family="paragraph" style:parent-style-name="Text_20_body" style:list-style-name="L18">
      <style:paragraph-properties fo:margin-top="0cm" fo:margin-bottom="0cm" loext:contextual-spacing="false" fo:text-align="justify" style:justify-single-word="false"/>
    </style:style>
    <style:style style:name="P50" style:family="paragraph" style:parent-style-name="Text_20_body" style:list-style-name="L19">
      <style:paragraph-properties fo:margin-top="0cm" fo:margin-bottom="0cm" loext:contextual-spacing="false" fo:text-align="justify" style:justify-single-word="false"/>
    </style:style>
    <style:style style:name="P51" style:family="paragraph" style:parent-style-name="Text_20_body" style:list-style-name="L20">
      <style:paragraph-properties fo:margin-top="0cm" fo:margin-bottom="0cm" loext:contextual-spacing="false" fo:text-align="justify" style:justify-single-word="false"/>
    </style:style>
    <style:style style:name="P52" style:family="paragraph" style:parent-style-name="Text_20_body" style:list-style-name="L21">
      <style:paragraph-properties fo:margin-top="0cm" fo:margin-bottom="0cm" loext:contextual-spacing="false" fo:text-align="justify" style:justify-single-word="false"/>
    </style:style>
    <style:style style:name="P53" style:family="paragraph" style:parent-style-name="Text_20_body" style:list-style-name="L22">
      <style:paragraph-properties fo:margin-top="0cm" fo:margin-bottom="0cm" loext:contextual-spacing="false" fo:text-align="justify" style:justify-single-word="false"/>
    </style:style>
    <style:style style:name="P54" style:family="paragraph" style:parent-style-name="Text_20_body" style:list-style-name="L23">
      <style:paragraph-properties fo:margin-top="0cm" fo:margin-bottom="0cm" loext:contextual-spacing="false" fo:text-align="justify" style:justify-single-word="false"/>
    </style:style>
    <style:style style:name="P55" style:family="paragraph" style:parent-style-name="Text_20_body" style:list-style-name="L24">
      <style:paragraph-properties fo:margin-top="0cm" fo:margin-bottom="0cm" loext:contextual-spacing="false" fo:text-align="justify" style:justify-single-word="false"/>
    </style:style>
    <style:style style:name="P56" style:family="paragraph" style:parent-style-name="Text_20_body" style:list-style-name="L25">
      <style:paragraph-properties fo:margin-top="0cm" fo:margin-bottom="0cm" loext:contextual-spacing="false" fo:text-align="justify" style:justify-single-word="false"/>
    </style:style>
    <style:style style:name="P57" style:family="paragraph" style:parent-style-name="Text_20_body" style:list-style-name="L26">
      <style:paragraph-properties fo:margin-top="0cm" fo:margin-bottom="0cm" loext:contextual-spacing="false" fo:text-align="justify" style:justify-single-word="false"/>
    </style:style>
    <style:style style:name="P58" style:family="paragraph" style:parent-style-name="Text_20_body" style:list-style-name="L27">
      <style:paragraph-properties fo:margin-top="0cm" fo:margin-bottom="0cm" loext:contextual-spacing="false" fo:text-align="justify" style:justify-single-word="false"/>
    </style:style>
    <style:style style:name="P59" style:family="paragraph" style:parent-style-name="Text_20_body" style:list-style-name="L28">
      <style:paragraph-properties fo:margin-top="0cm" fo:margin-bottom="0cm" loext:contextual-spacing="false" fo:text-align="justify" style:justify-single-word="false"/>
    </style:style>
    <style:style style:name="P60" style:family="paragraph" style:parent-style-name="Text_20_body" style:list-style-name="L29">
      <style:paragraph-properties fo:margin-top="0cm" fo:margin-bottom="0cm" loext:contextual-spacing="false" fo:text-align="justify" style:justify-single-word="false"/>
    </style:style>
    <style:style style:name="P61" style:family="paragraph" style:parent-style-name="Text_20_body" style:list-style-name="L30">
      <style:paragraph-properties fo:margin-top="0cm" fo:margin-bottom="0cm" loext:contextual-spacing="false" fo:text-align="justify" style:justify-single-word="false"/>
    </style:style>
    <style:style style:name="P62" style:family="paragraph" style:parent-style-name="Text_20_body" style:list-style-name="L31">
      <style:paragraph-properties fo:margin-top="0cm" fo:margin-bottom="0cm" loext:contextual-spacing="false" fo:text-align="justify" style:justify-single-word="false"/>
    </style:style>
    <style:style style:name="P63" style:family="paragraph" style:parent-style-name="Heading_20_1">
      <style:paragraph-properties fo:text-align="justify" style:justify-single-word="false"/>
    </style:style>
    <style:style style:name="P64" style:family="paragraph" style:parent-style-name="Heading_20_3">
      <style:paragraph-properties fo:text-align="justify" style:justify-single-word="false"/>
    </style:style>
    <style:style style:name="P65" style:family="paragraph" style:parent-style-name="Heading_20_2">
      <style:paragraph-properties fo:text-align="justify" style:justify-single-word="false"/>
    </style:style>
    <style:style style:name="P66" style:family="paragraph" style:parent-style-name="Heading_20_4">
      <style:paragraph-properties fo:text-align="justify" style:justify-single-word="false"/>
    </style:style>
    <style:style style:name="P67" style:family="paragraph" style:parent-style-name="Table_20_Contents">
      <style:paragraph-properties fo:text-align="justify" style:justify-single-word="false"/>
    </style:style>
    <style:style style:name="T1" style:family="text">
      <style:text-properties fo:font-size="18pt"/>
    </style:style>
    <style:style style:name="T2" style:family="text">
      <style:text-properties style:text-position="33% 80%"/>
    </style:style>
    <style:style style:name="T3"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Fiverr's Terms of Service<text:span text:style-name="T1">Last Update: February 2020</text:span></text:h>
      <text:p text:style-name="P2">Welcome to Fiverr.com.</text:p>
      <text:p text:style-name="P2">The following terms of service (these <text:span text:style-name="Strong_20_Emphasis">"Terms of Service"</text:span>), govern your access to and use of the Fiverr website, including any content, functionality and services offered on or through www.fiverr.com (the <text:span text:style-name="Strong_20_Emphasis">"Site"</text:span>) by Fiverr International Ltd. and, with respect to payment processing services, by its subsidiaries: Fiverr Inc. (38 Greene St. NY 10013, NY, USA) for payments made from the U.S. or Fiverr Limited (Lemesou 11, 2112 Nicosia, Cyprus) for payments made from anywhere else. Fiverr International Ltd. and its subsidiaries are collectively referred hereto as <text:span text:style-name="Strong_20_Emphasis">"Fiverr"</text:span> <text:span text:style-name="Strong_20_Emphasis">"we"</text:span> or <text:span text:style-name="Strong_20_Emphasis">"us"</text:span>.</text:p>
      <text:p text:style-name="P2">Please read the Terms of Service carefully before you start to use the Site. <text:span text:style-name="Strong_20_Emphasis">By using the Site, opening an account or by clicking to accept or agree to the Terms of Service when this option is made available to you, you accept and agree to be bound and abide by these Terms of Service and our Privacy Policy, found </text:span><text:a xlink:type="simple" xlink:href="https://www.fiverr.com/privacy-policy" text:style-name="Internet_20_link" text:visited-style-name="Visited_20_Internet_20_Link"><text:span text:style-name="Strong_20_Emphasis">here</text:span></text:a><text:span text:style-name="Strong_20_Emphasis">, incorporated herein by reference.</text:span> If you do not want to agree to these Terms of Service or the Privacy Policy, you must not access or use the Site. For more detailed policies surrounding the activity and usage on the Site, please access the designated articles herein.</text:p>
      <text:p text:style-name="P2">This Site is offered and available to users who are 13 years of age or older. If you are under 13 you may not use this Site or the Fiverr services. By using this Site, you represent and warrant that you are of legal age to form a binding contract and meet all of the foregoing eligibility requirements. If you do not meet all of these requirements, you must not access or use the Site.</text:p>
      <text:p text:style-name="P2">Our Customer Support team is available 24/7 if you have any questions regarding the Site or Terms of Service. Contacting our Customer Support team can be performed by submitting a request <text:a xlink:type="simple" xlink:href="http://support.fiverr.com/" office:target-frame-name="_blank" xlink:show="new" text:style-name="Internet_20_link" text:visited-style-name="Visited_20_Internet_20_Link">here</text:a>.</text:p>
      <text:p text:style-name="P2">The original language of these Terms of Service, as well as all other texts throughout the Site, is English. Fiverr makes available this translation for convenience only. In case of conflicts between the original English version and any translation, the English version shall prevail.</text:p>
      <text:h text:style-name="P64" text:outline-level="3">Key Terms</text:h>
      <text:p text:style-name="P2"><text:span text:style-name="Strong_20_Emphasis">Buyers</text:span> are users who purchase services on Fiverr.</text:p>
      <text:p text:style-name="P2"><text:span text:style-name="Strong_20_Emphasis">Custom Offers</text:span> are exclusive proposals that a Seller can create in response to specific requirements of a Buyer.</text:p>
      <text:p text:style-name="P2"><text:span text:style-name="Strong_20_Emphasis">Custom Orders</text:span> are requests made by a Buyer to receive a Custom Offer from a Seller.</text:p>
      <text:p text:style-name="P2"><text:span text:style-name="Strong_20_Emphasis">Disputes</text:span> are disagreements experienced during an order between a Buyer and Seller on Fiverr.</text:p>
      <text:p text:style-name="P2"><text:span text:style-name="Strong_20_Emphasis">Fiverr Balance</text:span> is the aggregated amount of your Revenue as a Seller and/or returned payments from cancelled orders as a Buyer.</text:p>
      <text:p text:style-name="P2"><text:span text:style-name="Strong_20_Emphasis">Fiverr Credits</text:span> are credits that Fiverr may provide users to be used only for purchases on Fiverr, subject to these Terms of Service or any other applicable laws and/or terms.</text:p>
      <text:p text:style-name="P2"><text:span text:style-name="Strong_20_Emphasis">Gig® Extras</text:span> are additional services offered on top of the Seller’s Gig for an additional price defined by the Seller.</text:p>
      <text:p text:style-name="P2"><text:soft-page-break/><text:span text:style-name="Strong_20_Emphasis">Gig® Packages</text:span> allow Sellers to offer services in different formats and prices. Packages can include upgrades, which lets Sellers price their service for a basic price of over $5.​</text:p>
      <text:p text:style-name="P2"><text:span text:style-name="Strong_20_Emphasis">Gig® Page</text:span> is where the Seller can describe their Gig and the Gig’s terms, and the Buyer can purchase the Gig and create an order.</text:p>
      <text:p text:style-name="P2"><text:span text:style-name="Strong_20_Emphasis">Gig® / Gigs®</text:span> are services offered on Fiverr.</text:p>
      <text:p text:style-name="P2"><text:span text:style-name="Strong_20_Emphasis">Logo Design</text:span> is an original design for a logo uploaded by a Seller through the Fiverr Logo Maker.</text:p>
      <text:p text:style-name="P2"><text:span text:style-name="Strong_20_Emphasis">Logo Maker</text:span> is the automated logo design tool offered by Fiverr to users as further explained in these Terms of Service.</text:p>
      <text:p text:style-name="P2"><text:span text:style-name="Strong_20_Emphasis">Order Page</text:span> is where Buyers and Sellers communicate with each other in connection with an ordered Gig.</text:p>
      <text:p text:style-name="P2"><text:span text:style-name="Strong_20_Emphasis">Orders</text:span> are the formal agreement between a Buyer and Seller after a purchase was made from the Seller’s Gig Page.</text:p>
      <text:p text:style-name="P2"><text:span text:style-name="Strong_20_Emphasis">Payment Services Provider(s)</text:span> are service providers that provide payment services to Buyers and Sellers in connection with the Fiverr platform, including with respect to collection of funds from Buyers in connection with purchases, remittance and withdrawal of funds to Sellers, currency exchange services in connection with payments in local currencies, and the holding of funds in connection with Fiverr Balances.</text:p>
      <text:p text:style-name="P2"><text:span text:style-name="Strong_20_Emphasis">Revenue</text:span> is the money that Sellers earn from completed orders and can either withdraw or use to purchase on Fiverr, subject to these Terms.</text:p>
      <text:p text:style-name="P2"><text:span text:style-name="Strong_20_Emphasis">Sellers</text:span> are users who offer and perform services through Gigs or through the Logo Maker on Fiverr.</text:p>
      <text:h text:style-name="P64" text:outline-level="3">Overview (Main terms, in a nutshell)</text:h>
      <text:list xml:id="list2901431433" text:style-name="L1">
        <text:list-item>
          <text:p text:style-name="P33">Only registered users may buy and sell on Fiverr. Registration is free. </text:p>
        </text:list-item>
        <text:list-item>
          <text:p text:style-name="P33">Gigs on Fiverr may be offered at a base starting price of $5. Some Gigs are offered at a base price of more than $5 as determined by the Seller. </text:p>
        </text:list-item>
        <text:list-item>
          <text:p text:style-name="P33">Buyers pay Fiverr in advance to create an order (see Purchasing Section below regarding payment terms). </text:p>
        </text:list-item>
        <text:list-item>
          <text:p text:style-name="P33">Orders are purchased through the Order button found on a Seller’s Gig page or through a Custom Offer. </text:p>
        </text:list-item>
        <text:list-item>
          <text:p text:style-name="P33">For fees and payments please read the purchasing section <text:a xlink:type="simple" xlink:href="https://www.fiverr.com/terms_of_service?source=footer#buyers-purchasing" text:style-name="Internet_20_link" text:visited-style-name="Visited_20_Internet_20_Link">here.</text:a> </text:p>
        </text:list-item>
        <text:list-item>
          <text:p text:style-name="P33">Sellers must fulfill their orders, and may not cancel orders on a regular basis or without cause. Cancelling orders will affect Sellers’ reputation and status. </text:p>
        </text:list-item>
        <text:list-item>
          <text:p text:style-name="P33">Sellers gain account statuses (Levels) based on their performance and reputation. Advanced levels provide their owners with benefits, including offering services for higher prices through Gig Extras, or selling their Gig in multiples. </text:p>
        </text:list-item>
        <text:list-item>
          <text:p text:style-name="P33">Users may not offer or accept payments using any method other than placing an order through Fiverr.com. </text:p>
        </text:list-item>
        <text:list-item>
          <text:p text:style-name="P33">When purchasing a Gig, Buyers are granted all rights for the delivered work, unless otherwise specified by the Seller on their Gig page. Note: some Gigs charge additional <text:soft-page-break/>payments (through Gig Extras) for Commercial Use License. See our “<text:a xlink:type="simple" xlink:href="https://www.fiverr.com/terms_of_service?source=footer#ownership" text:style-name="Internet_20_link" text:visited-style-name="Visited_20_Internet_20_Link">Ownership</text:a>” and “<text:a xlink:type="simple" xlink:href="https://www.fiverr.com/terms_of_service?source=footer#commercial-use-license" text:style-name="Internet_20_link" text:visited-style-name="Visited_20_Internet_20_Link">Commercial Use License</text:a>” sections below for more information. </text:p>
        </text:list-item>
        <text:list-item>
          <text:p text:style-name="P33">Fiverr retains the right to use all published delivered works for Fiverr marketing and promotion purposes. </text:p>
        </text:list-item>
        <text:list-item>
          <text:p text:style-name="P33">We care about your privacy. You can read our Privacy Policy <text:a xlink:type="simple" xlink:href="https://www.fiverr.com/privacy-policy" text:style-name="Internet_20_link" text:visited-style-name="Visited_20_Internet_20_Link">here</text:a>. The Privacy Policy is a part of these Terms of Service and incorporated herein by reference. </text:p>
        </text:list-item>
        <text:list-item>
          <text:p text:style-name="P33">Users undertake to comply with Fiverr’s Community Standards, which are a set of behavior <text:a xlink:type="simple" xlink:href="https://www.fiverr.com/community/standards" text:style-name="Internet_20_link" text:visited-style-name="Visited_20_Internet_20_Link">rules and guidelines</text:a>, applicable to the Fiverr community and marketplace in addition to these Terms of Service, as updated from time to time. </text:p>
        </text:list-item>
        <text:list-item>
          <text:p text:style-name="P3">Fiverr offers its users the Logo Maker, which allows certain Sellers to offer various original logo designs for Buyers to adjust and customize per their own specific needs, using special automated design tools. Through the Logo Maker, Buyers purchase full commercial use rights to the Logo Design embedded with their brand name. </text:p>
        </text:list-item>
      </text:list>
      <text:h text:style-name="P65" text:outline-level="2">Sellers</text:h>
      <text:h text:style-name="P64" text:outline-level="3">Basics</text:h>
      <text:list xml:id="list2011400429" text:style-name="L2">
        <text:list-item>
          <text:p text:style-name="P34">Sellers create Gigs on Fiverr to allow Buyers to purchase their services. </text:p>
        </text:list-item>
        <text:list-item>
          <text:p text:style-name="P34">Sellers may also offer Custom Offers to Buyers in addition to their Gigs. </text:p>
        </text:list-item>
        <text:list-item>
          <text:p text:style-name="P34">Each Gig you sell and successfully complete, accredits your account with a net revenue of 80% of the purchase amount. </text:p>
        </text:list-item>
        <text:list-item>
          <text:p text:style-name="P34">Fiverr accredits Sellers once an order is completed. See our <text:a xlink:type="simple" xlink:href="https://www.fiverr.com/terms_of_service?source=footer#orders" text:style-name="Internet_20_link" text:visited-style-name="Visited_20_Internet_20_Link">"Orders"</text:a> section below for a definition of a completed order. </text:p>
        </text:list-item>
        <text:list-item>
          <text:p text:style-name="P34">If an order is cancelled (for any reason), the funds paid will be returned to the Buyer’s Fiverr Balance. </text:p>
        </text:list-item>
        <text:list-item>
          <text:p text:style-name="P34">Revenues are only made available for withdrawal from the Revenue page following a safety clearance period of 14 days after the order is marked as complete. Top Rated Sellers and Pro Sellers are eligible to withdraw revenue following a safety clearance period of 7 days after the order is marked as complete. </text:p>
        </text:list-item>
        <text:list-item>
          <text:p text:style-name="P34">Sellers may not promote their Gigs or any Fiverr content via the Google Ads platform. </text:p>
        </text:list-item>
        <text:list-item>
          <text:p text:style-name="P34">Sellers may withdraw their revenues using one of <text:a xlink:type="simple" xlink:href="https://www.fiverr.com/terms_of_service?source=footer#withdrawal-fees" text:style-name="Internet_20_link" text:visited-style-name="Visited_20_Internet_20_Link">Fiverr’s withdrawal options</text:a> (see Withdrawal Section below regarding payment terms). </text:p>
        </text:list-item>
        <text:list-item>
          <text:p text:style-name="P34">The Seller's rating is calculated based on the order reviews posted by Buyers. High ratings allow Sellers to obtain advanced Seller levels (see Levels below). In certain cases, exceedingly low ratings may lead to the suspension of the Seller’s account. </text:p>
        </text:list-item>
        <text:list-item>
          <text:p text:style-name="P34">For security concerns, Fiverr may temporarily disable a Seller’s ability to withdraw revenue to prevent fraudulent or illicit activity. This may come as a result of security issues, improper behavior reported by Buyers, or associating multiple Fiverr accounts to a single withdrawal provider. </text:p>
        </text:list-item>
        <text:list-item>
          <text:p text:style-name="P34">Sellers are responsible for paying any direct or indirect taxes, including any GST, VAT or otherwise, which may apply to them depending on residency or location. Sellers represent and warrant that they comply, and will comply at all times, with their obligations under income tax provisions in their jurisdiction. The price shown on the Gig page or on the Logo Maker order page is inclusive of all such taxes and charges that may apply to the Sellers. </text:p>
        </text:list-item>
        <text:list-item>
          <text:p text:style-name="P34"><text:soft-page-break/>Appointment as Limited Payment Collection Agent: Seller hereby appoints Fiverr as Seller’s limited authorized payment collection agent solely for the purpose of accepting payments (via its Payment Services Provider, if applicable) from Buyer, and remitting those payments to Seller. Seller agrees that payment from Buyer to Fiverr shall be considered the same as payment made directly to Seller. Buyer’s payment obligation to Seller will be satisfied upon receipt of payment by Fiverr (or its Payment Services Provider, as applicable), and Fiverr (via its Payment Services Provider, as applicable) is responsible for remitting the funds to the Seller in the manner described in these Terms of Service. In the event that Fiverr (via Payment Services Provider) does not remit any such amounts to Seller, the Seller will have recourse only against Fiverr and not the Buyer directly. Seller agrees that Fiverr may describe or otherwise reflect the terms contained herein in any terms of service, receipts, disclosures, or notices including, but not limited to, receipts provided to Buyers that Fiverr may deem necessary or prudent. </text:p>
        </text:list-item>
        <text:list-item>
          <text:p text:style-name="P34">Fiverr partners with Payment Services Providers for purposes of collecting payments from Buyers, transferring such payments from Buyers to Sellers, and holding funds in connection with Fiverr Balances. All payments services in connection with the withdrawal of funds on the Fiverr platform are performed by Fiverr’s Payment Services Providers. </text:p>
        </text:list-item>
        <text:list-item>
          <text:p text:style-name="P4">Sellers are responsible for obtaining a general liability insurance policy with coverage amounts that are sufficient to cover all risks associated with the performance of their services. </text:p>
        </text:list-item>
      </text:list>
      <text:h text:style-name="P64" text:outline-level="3"><text:bookmark text:name="sellers-gigs"/>Gigs®</text:h>
      <text:list xml:id="list630992600" text:style-name="L3">
        <text:list-item>
          <text:p text:style-name="P35">Sellers are allowed to post a select amount of active Gigs based on their Level status. </text:p>
          <text:list>
            <text:list-item>
              <text:p text:style-name="P35">7 Gigs for Sellers without a Level status. </text:p>
            </text:list-item>
            <text:list-item>
              <text:p text:style-name="P35">10 Gigs for Level 1 Sellers. </text:p>
            </text:list-item>
            <text:list-item>
              <text:p text:style-name="P35">20 Gigs for Level 2 Sellers. </text:p>
            </text:list-item>
            <text:list-item>
              <text:p text:style-name="P35">30 Gigs for Top Rated Sellers. </text:p>
            </text:list-item>
          </text:list>
        </text:list-item>
        <text:list-item>
          <text:p text:style-name="P35">Gigs created on Fiverr are <text:a xlink:type="simple" xlink:href="https://www.fiverr.com/terms_of_service?source=footer#user-generated-content" text:style-name="Internet_20_link" text:visited-style-name="Visited_20_Internet_20_Link">User Generated Content</text:a>. </text:p>
        </text:list-item>
        <text:list-item>
          <text:p text:style-name="P35">Gigs and/or users may be removed by Fiverr from the Site for violations of these Terms of Service and/or our Community Standards, which may include (but are not limited to) the following violations and/or materials: </text:p>
          <text:list>
            <text:list-item>
              <text:p text:style-name="P35">Illegal or Fraudulent services </text:p>
            </text:list-item>
            <text:list-item>
              <text:p text:style-name="P35">Copyright Infringement, Trademark Infringement, and violation of a third party's terms of service reported through our Intellectual Property Claims Policy found <text:a xlink:type="simple" xlink:href="https://www.fiverr.com/intellectual-property" text:style-name="Internet_20_link" text:visited-style-name="Visited_20_Internet_20_Link">here</text:a> </text:p>
            </text:list-item>
            <text:list-item>
              <text:p text:style-name="P35">Adult oriented services, Pornographic, Inappropriate/Obscene </text:p>
            </text:list-item>
            <text:list-item>
              <text:p text:style-name="P35">Intentional copies of Gigs </text:p>
            </text:list-item>
            <text:list-item>
              <text:p text:style-name="P35">Spam, nonsense, or violent or deceptive Gigs </text:p>
            </text:list-item>
            <text:list-item>
              <text:p text:style-name="P35">Gigs misleading to Buyers or others </text:p>
            </text:list-item>
            <text:list-item>
              <text:p text:style-name="P35">Reselling of regulated goods </text:p>
            </text:list-item>
            <text:list-item>
              <text:p text:style-name="P35">Offering to prepare academic works on behalf of Buyers </text:p>
            </text:list-item>
            <text:list-item>
              <text:p text:style-name="P35">Services that extend beyond 30 days of service duration </text:p>
            </text:list-item>
            <text:list-item>
              <text:p text:style-name="P35">Exceedingly low quality Gigs </text:p>
            </text:list-item>
            <text:list-item>
              <text:p text:style-name="P35">Promoting Fiverr and/or Fiverr Gigs through activities that are prohibited by any laws, regulations, and/or third parties' terms of service, as well as through any marketing activity that negatively affects our relationships with our users or partners. </text:p>
            </text:list-item>
          </text:list>
        </text:list-item>
        <text:list-item>
          <text:p text:style-name="P35"><text:soft-page-break/>Gigs that are removed for violations mentioned above, may result in the suspension of the Seller’s account. </text:p>
        </text:list-item>
        <text:list-item>
          <text:p text:style-name="P35">Gigs that are removed for violations are not eligible to be restored or edited. </text:p>
        </text:list-item>
        <text:list-item>
          <text:p text:style-name="P35">Gigs may be removed from our Search feature due to poor performance and/or user misconduct. </text:p>
        </text:list-item>
        <text:list-item>
          <text:p text:style-name="P35">Gigs may include pre-approved website URLs contained within the Gig description and requirements box. Gigs containing websites promoting content, which violates Fiverr’s Terms of Service and/or our Community Standards, will be removed. </text:p>
        </text:list-item>
        <text:list-item>
          <text:p text:style-name="P35">Gigs are required to have an appropriate Gig image related to the service offered. An option to upload two additional Gig images are available to all Sellers. Sellers must deliver the same quality of service as shown on their Gig images. Recurring deliveries that don’t match the quality shown on the Gig images may lead to the Seller’s account losing Seller status or becoming permanently disabled. </text:p>
        </text:list-item>
        <text:list-item>
          <text:p text:style-name="P35">Gigs may contain an approved Gig Video uploaded through the Gig management tools available on Fiverr. </text:p>
        </text:list-item>
        <text:list-item>
          <text:p text:style-name="P35">Statements on the Gig Page that undermine or circumvent these Terms of Service is prohibited. </text:p>
        </text:list-item>
        <text:list-item>
          <text:p text:style-name="P5">Eligible Gigs in select Categories may set up Gig Packages to offer their services in structured formats with multiple price points for the selected Gig. </text:p>
        </text:list-item>
      </text:list>
      <text:h text:style-name="P66" text:outline-level="4">Gig® Extras</text:h>
      <text:list xml:id="list2309445399" text:style-name="L4">
        <text:list-item>
          <text:p text:style-name="P36">Gig Extras are additional services offered on top of the Seller’s Gig for an additional price defined by the Seller. </text:p>
        </text:list-item>
        <text:list-item>
          <text:p text:style-name="P36">Gig Extras may be removed for violations of our Terms of Service and/or our Community Standards. For specific terms, please see the Gigs section above for a list of services that violate our Terms of Service. Gigs are subject to be removed due to violations found in Gig Extras. </text:p>
        </text:list-item>
        <text:list-item>
          <text:p text:style-name="P36">The amount of Gig Extras, which can be offered, and the price for each Gig Extra, is based on your Seller Level. More information surrounding your accounts eligibility for Gig Extras can be found <text:a xlink:type="simple" xlink:href="https://www.fiverr.com/levels" text:style-name="Internet_20_link" text:visited-style-name="Visited_20_Internet_20_Link">here</text:a>. </text:p>
        </text:list-item>
        <text:list-item>
          <text:p text:style-name="P36">Services offered through Gig Extras must be related to the base service and part of the deliverables on the Order. </text:p>
        </text:list-item>
        <text:list-item>
          <text:p text:style-name="P36">Gig Extras may cover different categories of services that are components to a higher quality delivered service. </text:p>
        </text:list-item>
        <text:list-item>
          <text:p text:style-name="P6">Sellers have the option to extend the duration of an Order for each Gig Extra that is added to the Order. This is to cover the time needed to complete the extra service. </text:p>
        </text:list-item>
      </text:list>
      <text:h text:style-name="P64" text:outline-level="3">Levels</text:h>
      <text:p text:style-name="P2">Fiverr is all about helping Sellers leverage their skills. We seek to empower top performing Sellers with helpful tools to grow their business. Sellers who invest in self-promotion may achieve greater customer satisfaction. And, if they deliver on time and maintain high quality and ratings, Fiverr may reward them with new statuses, special opportunities, benefits, and tools that come with it.</text:p>
      <text:list xml:id="list2226791031" text:style-name="L5">
        <text:list-item>
          <text:p text:style-name="P37">Fiverr Sellers can gain account Levels based on their activity, performance and reputation. The advancement criteria can be found <text:a xlink:type="simple" xlink:href="https://www.fiverr.com/levels" text:style-name="Internet_20_link" text:visited-style-name="Visited_20_Internet_20_Link">here</text:a>. </text:p>
        </text:list-item>
        <text:list-item>
          <text:p text:style-name="P37">Advancement in Levels are updated periodically by an automated system. </text:p>
        </text:list-item>
        <text:list-item>
          <text:p text:style-name="P37"><text:soft-page-break/>The current Levels a Seller can achieve are, Level 1, 2, and Top Rated. </text:p>
        </text:list-item>
        <text:list-item>
          <text:p text:style-name="P37">Sellers who cannot maintain their high quality service, experience a severe drop in ratings, or stop delivering on time risk losing their Seller status and the benefits that come with it. For example, late deliveries, warnings to the Seller’s account and cancellations can cause a Seller to move to a different Level. </text:p>
        </text:list-item>
        <text:list-item>
          <text:p text:style-name="P7">Advanced levels provide their owners with additional benefits, including offering Gigs for higher prices through Gig Extras, or selling their Gig in multiples. </text:p>
        </text:list-item>
      </text:list>
      <text:h text:style-name="P66" text:outline-level="4">Top Rated Sellers</text:h>
      <text:list xml:id="list630586794" text:style-name="L6">
        <text:list-item>
          <text:p text:style-name="P38">Top Rated Sellers are chosen manually by Fiverr editors through an ongoing review process based on seniority, volume of sales, extremely high ratings, exceptional customer care, high order completion rate and community leadership. Top Rated Sellers gain access to more extensive features than previous levels, including exclusive access to beta features and VIP support. </text:p>
        </text:list-item>
        <text:list-item>
          <text:p text:style-name="P8">Top Rated eligibility is constantly evaluated by Fiverr to ensure that the quality standards and expectations of the Top Rated selection is kept. Fiverr retains the right to change a Top Rated Seller status in light of such evaluation. In addition, Top Rated Sellers who cannot maintain their high quality service through a severe drop in ratings, stop delivering on time, increased cancellation rate or violate our Terms of Service and/or our Community Standards, also risk losing their Top Rated status and the benefits that come with it. </text:p>
        </text:list-item>
      </text:list>
      <text:h text:style-name="P64" text:outline-level="3">Pro Sellers</text:h>
      <text:list xml:id="list1448914945" text:style-name="L7">
        <text:list-item>
          <text:p text:style-name="P39">Pro Sellers are pre-verified professionals who undergo a vetting process by Fiverr editors. Applying for Fiverr Pro is open to everyone: professional freelancers who are new to Fiverr, as well as existing Fiverr Sellers. </text:p>
        </text:list-item>
        <text:list-item>
          <text:p text:style-name="P9">Pro Sellers eligibility is constantly evaluated by Fiverr to ensure that the quality standards and expectations of the Pro Seller selection is kept. Fiverr retains the right to change a Pro Seller status in light of such evaluation. In addition, Pro Sellers who cannot maintain their high quality service through a severe drop in ratings, stop delivering on time, increased cancellation rate or violate our Terms of Service, also risk losing their Pro status and the benefits that come with it. </text:p>
        </text:list-item>
      </text:list>
      <text:h text:style-name="P64" text:outline-level="3">Seller Features</text:h>
      <text:p text:style-name="P2">Fiverr Sellers have access to several exclusive features that help customize the way their services can be offered.</text:p>
      <text:h text:style-name="P66" text:outline-level="4">Custom Offer</text:h>
      <text:list xml:id="list2554754260" text:style-name="L8">
        <text:list-item>
          <text:p text:style-name="P40">Sellers can also send Custom Offers addressing specific requirements of a Buyer. </text:p>
        </text:list-item>
        <text:list-item>
          <text:p text:style-name="P40">Custom Offers are defined by the Seller with the exact description of the service, the price and the time expected to deliver the service. </text:p>
        </text:list-item>
        <text:list-item>
          <text:p text:style-name="P40">Custom Offers are sent from the conversation page. </text:p>
        </text:list-item>
        <text:list-item>
          <text:p text:style-name="P40">Services provided through Custom Offers may not violate Fiverr’s Terms of Service and/or our Community Standards. </text:p>
        </text:list-item>
        <text:list-item>
          <text:p text:style-name="P40">Project Milestones: </text:p>
          <text:list>
            <text:list-item>
              <text:p text:style-name="P40"><text:soft-page-break/>Custom Offers above $100 may include up to three project milestones. Each milestone is paid and delivered separately in accordance with each Custom Offer’s description and timelines. </text:p>
            </text:list-item>
            <text:list-item>
              <text:p text:style-name="P40">A milestone is marked as Complete after it is delivered by the Seller and then accepted by the Buyer. A milestone will be automatically marked as complete if no acceptance or request for modification were submitted within 8 days after marked as Delivered, however, in such case the Order will be stopped and all further milestones will be cancelled. </text:p>
            </text:list-item>
            <text:list-item>
              <text:p text:style-name="P10">Once a milestone is delivered, Buyers may choose to either continue with the Order and pay for the next milestone, or to stop the Order. Please note that if you choose to stop the Order, the current delivered milestone will not be cancelled. </text:p>
            </text:list-item>
          </text:list>
        </text:list-item>
      </text:list>
      <text:h text:style-name="P66" text:outline-level="4">Fiverr Studios</text:h>
      <text:list xml:id="list1477544778" text:style-name="L9">
        <text:list-item>
          <text:p text:style-name="P41">A Fiverr Studio allows certain Sellers to collaborate with each other and offer Buyers a multi-service Gig (a "Studio Gig"). </text:p>
        </text:list-item>
        <text:list-item>
          <text:p text:style-name="P41">Studio Lead: Certain selected Sellers may lead and operate Fiverr Studios as Studio Leads. Studio Leads are chosen manually by Fiverr editors through an ongoing review process based on seniority, volume of sales, high ratings, exceptional customer care, high order completion rate and more. The Studio Lead is responsible for inviting all Studio Members and managing all incoming Orders, from communicating with the Buyer, through handling any required revisions and until the final delivery. The Studio Lead can also remove Studio Members from Studio Gigs at any time. With respect to open Orders, however, Studio Members can be removed by Customer Support only. </text:p>
        </text:list-item>
        <text:list-item>
          <text:p text:style-name="P41">Studio Members: A Studio Lead can invite other Sellers who were also chosen by Fiverr to be eligible for Studios collaboration (each, a "Studio Member") to join their Studio Gig and be assigned to a specific service. Studio Members can ask to be removed from a Studio Gig at any time. </text:p>
        </text:list-item>
        <text:list-item>
          <text:p text:style-name="P41">Studio Gigs: A Studio Gig provides a bundle of services (from two services and up to five) within one Gig. A Studio Gig’s minimum price is US$100. As Studio Gig is comprised of several services, every service includes its own pricing, pricing factors, and a Studio Member / Lead that is accountable for such service, all of which is defined by the Studio Lead when creating the Studio Gig. Fiverr Studios may also offer Custom Offers. </text:p>
        </text:list-item>
        <text:list-item>
          <text:p text:style-name="P41">Limitations: Each Fiverr Studio has one Studio Lead. Similarly, a Studio Lead may not operate more than one Fiverr Studio. A Fiverr Studio can offer up to five Studio Gigs, each comprised of up to four Studio Members in addition to the Studio Lead. Studio Members may not be assigned to more than three Studio Gigs. </text:p>
        </text:list-item>
        <text:list-item>
          <text:p text:style-name="P41">Studio Gig Reviews: Studio Gig Buyers are able to leave a public review on the Studio Gig as if it were a regular Gig. The public buying rating &amp; review is linked to and visible on the Studio Gig page, the Fiverr Studio itself (studio page), as well as all Studio Members and Studio Lead of that Fiverr Studio. </text:p>
        </text:list-item>
        <text:list-item>
          <text:p text:style-name="P11">Revenues: Fiverr accredits the Studio Members and Studio Lead only when the entire Order is completed. Studio Members should note that an Order may be cancelled due to reasons that are beyond their control (a malperformance of another Studio Member for example). If an Order is cancelled for any reason, the funds paid will be returned to the Buyer’s Fiverr Balance. As with any other Order, Revenues are only made available for withdrawal by the Studio Members following a safety clearance period of either 14 or 7 days after the Order is <text:soft-page-break/>marked as Complete, depending on the Studio Lead’s Level Status or classification (Level 1, Top Rated, Pro, etc.). </text:p>
        </text:list-item>
      </text:list>
      <text:h text:style-name="P66" text:outline-level="4">Fiverr Anywhere</text:h>
      <text:list xml:id="list568392300" text:style-name="L10">
        <text:list-item>
          <text:p text:style-name="P42">Fiverr Anywhere is a feature that allows Sellers to send Custom Offers outside of Fiverr. </text:p>
        </text:list-item>
        <text:list-item>
          <text:p text:style-name="P42">Services offered through Fiverr Anywhere must comply with our Terms of Service and our Community Standards. </text:p>
        </text:list-item>
        <text:list-item>
          <text:p text:style-name="P42">Users accessing and purchasing from a Fiverr Anywhere offer that are not already members of Fiverr, will be required to register with Fiverr to create an Order. </text:p>
        </text:list-item>
        <text:list-item>
          <text:p text:style-name="P42">Sellers are required to deliver proof of completion of services in the Order Page. Please see our Orders section for further details. </text:p>
        </text:list-item>
        <text:list-item>
          <text:p text:style-name="P12">Communication for handling Orders should be performed on Fiverr, through the Order Page. Users who engage and communicate off of Fiverr will not be protected by our Terms of Service. </text:p>
        </text:list-item>
      </text:list>
      <text:h text:style-name="P66" text:outline-level="4">Stock Images</text:h>
      <text:list xml:id="list2464229271" text:style-name="L11">
        <text:list-item>
          <text:p text:style-name="P43">Eligible Gigs have the option to use Stock Images. </text:p>
        </text:list-item>
        <text:list-item>
          <text:p text:style-name="P43">“Stock Images” is a Gig Extra that allows Sellers to choose from an exclusive catalog of images as part of the final delivery of work. </text:p>
        </text:list-item>
        <text:list-item>
          <text:p text:style-name="P43">Sellers earn 25% of revenue from the Stock Images Extra, for completed orders only. </text:p>
        </text:list-item>
        <text:list-item>
          <text:p text:style-name="P43">Important: Each selected Stock Image is authorized for a one time use. The selected image is integrated with the delivered work only and not as a stand-alone or for recurring use. Sellers are unauthorized to share the original image file with the Buyer or any third party. </text:p>
        </text:list-item>
        <text:list-item>
          <text:p text:style-name="P43">Important: If you cancel an Order that includes a Stock Image, the usage of that Stock Image will be cancelled as well and you will no longer be able to use the Stock Image Extra on the same Order. </text:p>
        </text:list-item>
        <text:list-item>
          <text:p text:style-name="P43">All Stock Images are licensed by <text:a xlink:type="simple" xlink:href="http://www.gettyimages.com/" text:style-name="Internet_20_link" text:visited-style-name="Visited_20_Internet_20_Link">GettyImages®</text:a>, who has full ownership and copyrights to the Stock Images provided on Fiverr and shall be responsible for all Stock Images and their quality. </text:p>
        </text:list-item>
        <text:list-item>
          <text:p text:style-name="P43">When using Stock Images, you represent and warrant the following: </text:p>
          <text:list>
            <text:list-item>
              <text:p text:style-name="P43">You may not sell, modify, re-use, re-sell, distribute, display, reproduce or make any other use of the Stock Images. </text:p>
            </text:list-item>
            <text:list-item>
              <text:p text:style-name="P43">Stock Image(s) may not be used: </text:p>
              <text:list>
                <text:list-item>
                  <text:p text:style-name="P43">on a stand-alone basis with no other content; </text:p>
                </text:list-item>
                <text:list-item>
                  <text:p text:style-name="P43">for pornographic, defamatory or other unlawful purposes; </text:p>
                </text:list-item>
                <text:list-item>
                  <text:p text:style-name="P43">as templates used to create multiple copies of the same Gig; </text:p>
                </text:list-item>
                <text:list-item>
                  <text:p text:style-name="P43">for the purpose of enabling file-sharing of the image file; or </text:p>
                </text:list-item>
                <text:list-item>
                  <text:p text:style-name="P43">in logos, trademarks, service marks or any other branding or identifiers. </text:p>
                </text:list-item>
              </text:list>
            </text:list-item>
            <text:list-item>
              <text:p text:style-name="P43">If Stock Images featuring individuals is used in connection with a sensitive, unflattering or controversial subject, you must include a statement that the image is used for illustrative purposes only and the individual is a model. </text:p>
            </text:list-item>
            <text:list-item>
              <text:p text:style-name="P43">You may not activate the “right-click” function in Stock Images, remove any metadata in Stock Images, or reverse engineer, decompile, or disassemble the Stock Image(s) to enable the download or use Stock Images on a stand-alone basis. </text:p>
            </text:list-item>
            <text:list-item>
              <text:p text:style-name="P43">No ownership or copyrights to Stock Images are granted to you. </text:p>
            </text:list-item>
          </text:list>
        </text:list-item>
        <text:list-item>
          <text:p text:style-name="P13"><text:soft-page-break/>Users can contact Fiverr's customer support department for assistance <text:a xlink:type="simple" xlink:href="http://support.fiverr.com/" office:target-frame-name="_blank" xlink:show="new" text:style-name="Internet_20_link" text:visited-style-name="Visited_20_Internet_20_Link">here</text:a>. </text:p>
        </text:list-item>
      </text:list>
      <text:h text:style-name="P64" text:outline-level="3">Shipping Physical Deliverables</text:h>
      <text:p text:style-name="P2">Some of the services on Fiverr are delivered physically (arts and crafts, collectable items, etc.). For these types of Gigs, Sellers may decide to add shipping charges. Sellers can add shipping charges for local shipping (within the same country) and for international shipping (anywhere else).</text:p>
      <text:list xml:id="list331269803" text:style-name="L12">
        <text:list-item>
          <text:p text:style-name="P44">Gigs that include shipping costs must have physical deliverables sent to Buyers. </text:p>
        </text:list-item>
        <text:list-item>
          <text:p text:style-name="P44">Shipping costs added to a Gig only pertains to the cost Sellers require to ship physical items to Buyers. </text:p>
        </text:list-item>
        <text:list-item>
          <text:p text:style-name="P44">Important: Buyers who purchase Gigs that require physical delivery, will be asked to provide a shipping address. </text:p>
        </text:list-item>
        <text:list-item>
          <text:p text:style-name="P44">Sellers are responsible for all shipping arrangements once the Buyer provides the shipping address. </text:p>
        </text:list-item>
        <text:list-item>
          <text:p text:style-name="P44">Fiverr does not handle or guarantee shipping, tracking, quality, and condition of items or their delivery and shall not be responsible or liable for any damages or other problems resulting from shipping. </text:p>
        </text:list-item>
        <text:list-item>
          <text:p text:style-name="P14">A tracking number is a great way to avoid disputes related to shipping. We require entering the tracking number if available in the Order Page when delivering your work. </text:p>
        </text:list-item>
      </text:list>
      <text:h text:style-name="P64" text:outline-level="3">Withdrawing Revenues</text:h>
      <text:list xml:id="list3078877427" text:style-name="L14">
        <text:list-item>
          <text:p text:style-name="P45">To withdraw your revenue, you must have an account with at least one of Fiverr's Payment Service Providers for the <text:a xlink:type="simple" xlink:href="https://www.fiverr.com/terms_of_service?source=footer#withdrawal-fees" text:style-name="Internet_20_link" text:visited-style-name="Visited_20_Internet_20_Link">withdrawal methods</text:a>. All funds eligible for Withdrawal will be held on your behalf at an account with Fiverr’s Payment Services Provider. All payment services, including withdrawal services will be provided by Fiverr’s Payment Services Provider. </text:p>
        </text:list-item>
        <text:list-item>
          <text:p text:style-name="P45">Your Fiverr profile can be associated with only one account from each Fiverr <text:a xlink:type="simple" xlink:href="https://www.fiverr.com/terms_of_service?source=footer#withdrawal-fees" text:style-name="Internet_20_link" text:visited-style-name="Visited_20_Internet_20_Link">withdrawal methods</text:a>. A Payment Service Provider withdrawal account can be associated with only one Fiverr profile. </text:p>
        </text:list-item>
        <text:list-item>
          <text:p text:style-name="P45">Revenues are only made available for withdrawal from the Revenue page following a safety clearance period of 14 days after the order is marked as complete. Top Rated Sellers are eligible to withdraw revenue following a safety clearance period of 7 days after the order is marked as complete. </text:p>
        </text:list-item>
        <text:list-item>
          <text:p text:style-name="P45">To withdraw your available revenue, you must click on the designated withdrawal provider to initiate the withdrawal process </text:p>
        </text:list-item>
        <text:list-item>
          <text:p text:style-name="P45">Withdrawals can only be made in the amount available to you. </text:p>
        </text:list-item>
        <text:list-item>
          <text:p text:style-name="P45">Withdrawal fees vary depending on the <text:a xlink:type="simple" xlink:href="https://www.fiverr.com/terms_of_service?source=footer#withdrawal-fees" text:style-name="Internet_20_link" text:visited-style-name="Visited_20_Internet_20_Link">withdrawal method</text:a>. </text:p>
        </text:list-item>
        <text:list-item>
          <text:p text:style-name="P45">Withdrawals are final and cannot be undone. We will not be able to reverse this process once it has begun. </text:p>
        </text:list-item>
        <text:list-item>
          <text:p text:style-name="P15">In certain cases, Sellers may withdraw Revenues in several different currencies. All currency exchange services in connection with such withdrawals are performed by Fiverr’s Payment Services Providers. Your Fiverr Balance is always derived from its US$ value and, therefore, the local currency amount of your Fiverr Balance may change daily in accordance with exchange rates fluctuations and also includes conversion fees. Sellers always have the option to withdraw Revenues in US$. </text:p>
        </text:list-item>
      </text:list>
      <text:h text:style-name="P64" text:outline-level="3"><text:bookmark text:name="withdrawal-fees"/><text:soft-page-break/>Withdrawal Method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7">Method</text:p>
            </table:table-cell>
            <table:table-cell table:style-name="Table1.A1" office:value-type="string">
              <text:p text:style-name="P67">Fee</text:p>
            </table:table-cell>
            <table:table-cell table:style-name="Table1.A1" office:value-type="string">
              <text:p text:style-name="P67">Service Availability</text:p>
            </table:table-cell>
          </table:table-row>
        </table:table-header-rows>
        <table:table-row>
          <table:table-cell table:style-name="Table1.A1" office:value-type="string">
            <text:p text:style-name="P67"><text:span text:style-name="Strong_20_Emphasis">Withdraw to your PayPal Account</text:span></text:p>
          </table:table-cell>
          <table:table-cell table:style-name="Table1.A1" office:value-type="string">
            <text:p text:style-name="P67">$0<text:span text:style-name="T2">*</text:span></text:p>
          </table:table-cell>
          <table:table-cell table:style-name="Table1.A1" office:value-type="string">
            <text:p text:style-name="P67">For a list of PayPal services by country <text:a xlink:type="simple" xlink:href="http://paypal.com/worldwide" office:target-frame-name="_blank" xlink:show="new" text:style-name="Internet_20_link" text:visited-style-name="Visited_20_Internet_20_Link">click here</text:a></text:p>
          </table:table-cell>
        </table:table-row>
        <table:table-row>
          <table:table-cell table:style-name="Table1.A1" office:value-type="string">
            <text:p text:style-name="P67"><text:span text:style-name="Strong_20_Emphasis">Fiverr Revenue Card™</text:span></text:p>
          </table:table-cell>
          <table:table-cell table:style-name="Table1.A1" office:value-type="string">
            <text:p text:style-name="P67">$1<text:span text:style-name="T2">*</text:span> within 2 days, or $3 within 2 hours.<text:line-break/>For more information, see <text:a xlink:type="simple" xlink:href="https://register.payoneer.com/fiverr-revenue-card-fees" office:target-frame-name="_blank" xlink:show="new" text:style-name="Internet_20_link" text:visited-style-name="Visited_20_Internet_20_Link">Pricing and Fees</text:a>.</text:p>
          </table:table-cell>
          <table:table-cell table:style-name="Table1.A1" office:value-type="string">
            <text:p text:style-name="P67">Worldwide</text:p>
          </table:table-cell>
        </table:table-row>
        <table:table-row>
          <table:table-cell table:style-name="Table1.A1" office:value-type="string">
            <text:p text:style-name="P67"><text:span text:style-name="Strong_20_Emphasis">Local Bank Transfer (LBT)</text:span></text:p>
          </table:table-cell>
          <table:table-cell table:style-name="Table1.A1" office:value-type="string">
            <text:p text:style-name="P67">$3 per transfer<text:span text:style-name="T2">*</text:span>.<text:line-break/>For more information, see <text:a xlink:type="simple" xlink:href="https://register.payoneer.com/fiverr-fees/" office:target-frame-name="_blank" xlink:show="new" text:style-name="Internet_20_link" text:visited-style-name="Visited_20_Internet_20_Link">Pricing and Fees</text:a>.</text:p>
          </table:table-cell>
          <table:table-cell table:style-name="Table1.A1" office:value-type="string">
            <text:p text:style-name="P67">Worldwide</text:p>
          </table:table-cell>
        </table:table-row>
        <table:table-row>
          <table:table-cell table:style-name="Table1.A1" office:value-type="string">
            <text:p text:style-name="P67"><text:span text:style-name="Strong_20_Emphasis">Direct Deposit (ACH)</text:span></text:p>
          </table:table-cell>
          <table:table-cell table:style-name="Table1.A1" office:value-type="string">
            <text:p text:style-name="P67">$1 per transfer.<text:line-break/>For more information, see <text:a xlink:type="simple" xlink:href="https://register.payoneer.com/fiverr-fees/" office:target-frame-name="_blank" xlink:show="new" text:style-name="Internet_20_link" text:visited-style-name="Visited_20_Internet_20_Link">Pricing and Fees</text:a>.</text:p>
          </table:table-cell>
          <table:table-cell table:style-name="Table1.A1" office:value-type="string">
            <text:p text:style-name="P67">US only</text:p>
          </table:table-cell>
        </table:table-row>
      </table:table>
      <text:p text:style-name="P2">* Additional fees may apply based on your location and currency. </text:p>
      <text:h text:style-name="P65" text:outline-level="2">Buyers</text:h>
      <text:h text:style-name="P64" text:outline-level="3">Basics</text:h>
      <text:list xml:id="list3427542181" text:style-name="L15">
        <text:list-item>
          <text:p text:style-name="P46">You may not offer direct payments to Sellers using payment systems outside of the Fiverr platform. </text:p>
        </text:list-item>
        <text:list-item>
          <text:p text:style-name="P46">Fiverr retains the right to use all publicly published delivered works for Fiverr marketing and promotional purposes. </text:p>
        </text:list-item>
        <text:list-item>
          <text:p text:style-name="P16">Buyers may request a specific service from the Post a Request feature. Services requested on Fiverr must be an allowed service on Fiverr. Please click <text:a xlink:type="simple" xlink:href="https://www.fiverr.com/terms_of_service?source=footer#sellers-gigs" text:style-name="Internet_20_link" text:visited-style-name="Visited_20_Internet_20_Link">here</text:a> for guidelines on approved services. Users should refrain from using the Post a Request feature for any purpose other than looking for services on Fiverr. </text:p>
        </text:list-item>
      </text:list>
      <text:h text:style-name="P64" text:outline-level="3"><text:bookmark text:name="tos-section-processing-fee"/><text:bookmark text:name="buyers-purchasing"/>Purchasing</text:h>
      <text:list xml:id="list269715658" text:style-name="L16">
        <text:list-item>
          <text:p text:style-name="P47">Buyers pay Fiverr to create an order from a Seller’s Gig page or Custom Offer, using the Order Now button or through the Logo Maker. Fiverr partners with Payment Services Providers for purposes of collecting all payments from Buyers, transferring such payments from Buyers to Sellers, and holding funds in connection with Fiverr Balances. All payments services in connection with the collection of funds on the Fiverr platform are performed by Fiverr’s Payment Services Providers. </text:p>
        </text:list-item>
        <text:list-item>
          <text:p text:style-name="P47">Fiverr serves as Seller’s limited authorized payment collection agent solely for the purpose of accepting payments (via its Payment Services Provider, if applicable) from Buyer, and remitting those payments to Seller. Buyer’s payment obligation to Seller will be satisfied upon receipt of payment by Fiverr (or its Payment Services Provider, as applicable), and Fiverr (via its Payment Service Provider, as applicable) is responsible for remitting the funds to the Seller in the manner described in these Terms of Service. In the event that Fiverr (via Payment Services Provider) does not remit any such amounts to Seller, the Seller will have recourse only against Fiverr and not the Buyer directly. </text:p>
        </text:list-item>
        <text:list-item>
          <text:p text:style-name="P47"><text:soft-page-break/>In addition, Buyers can request a Custom Order which addresses specific Buyer requirements, and receive a Custom Offer from Sellers through the site or through Fiverr Anywhere. </text:p>
        </text:list-item>
        <text:list-item>
          <text:p text:style-name="P47">In most locations, purchases on Fiverr can be made by using one of the following payment methods: Credit Card, PayPal, Fiverr Credits or existing Fiverr Balance. Additional payment methods may apply in certain locations. </text:p>
        </text:list-item>
        <text:list-item>
          <text:p text:style-name="P47">Service fees are added at the time of purchase where a Buyer can review and accept the total amount requested to pay. These fees cover administrative fees. As of May 2018, the current fees assessed to the total purchase amount are $2 on purchases up to $40 and 5% on purchases above $40. </text:p>
        </text:list-item>
        <text:list-item>
          <text:p text:style-name="P47">Your existing Fiverr Balance will be automatically applied to your next purchase. </text:p>
        </text:list-item>
        <text:list-item>
          <text:p text:style-name="P47">You may not offer Sellers to pay, or make payment using any method other than through the Fiverr.com site. In case you have been asked to use an alternative payment method, please report it immediately to Customer Support <text:a xlink:type="simple" xlink:href="http://support.fiverr.com/" office:target-frame-name="_blank" xlink:show="new" text:style-name="Internet_20_link" text:visited-style-name="Visited_20_Internet_20_Link">here</text:a>. </text:p>
        </text:list-item>
        <text:list-item>
          <text:p text:style-name="P47">To protect against fraud, unauthorized transactions (such as money laundering), claims or other liabilities, payment information in connection with withdrawals is collected by either Fiverr or Fiverr’s Payment Services Providers. Payment Services Providers may also collect such other information as necessary for proposes of processing withdrawal payments. Fiverr is not exposed to the payment information provided to Payment Services Providers, and this information is subject to the privacy policy applicable to the Payment Service Provider. Please see our Privacy Policy for more information <text:a xlink:type="simple" xlink:href="https://www.fiverr.com/privacy-policy" text:style-name="Internet_20_link" text:visited-style-name="Visited_20_Internet_20_Link">here</text:a>. </text:p>
        </text:list-item>
        <text:list-item>
          <text:p text:style-name="P17">By using any payment method and/or providing payment details for making purchases on Fiverr, you represent and warrant that: (a) you are legally authorized to provide such information; (b) you are legally authorized or have permission to make payments using the payment method(s); (c) if you are an employee or agent of a company or person that owns the payment method, you are authorized by that company or person to use the payment method to make payments on Fiverr; and (d) such actions do not violate any applicable law. </text:p>
        </text:list-item>
      </text:list>
      <text:h text:style-name="P66" text:outline-level="4"><text:bookmark text:name="tos-section-business-tools"/><text:bookmark text:name="local_currencies"/>Local Currencies</text:h>
      <text:list xml:id="list2801825752" text:style-name="L17">
        <text:list-item>
          <text:p text:style-name="P48">Buyers may pay on Fiverr in several different currencies. Unless stated otherwise, you will be charged in the currency displayed on the payment page. All currency exchange services in connection with payments and withdrawals in local currencies are performed by Fiverr’s Payment Services Providers. In certain cases, however, when certain currencies are not supported by certain payment methods, you will be charged in US$ even if the price is displayed in another currency. In any event, the actual charged amount (in the actual payment currency) will be clearly disclosed to you before you complete the payment. </text:p>
        </text:list-item>
        <text:list-item>
          <text:p text:style-name="P48">Buyers should note that all prices on Fiverr are derived always from their original US$ price and, therefore, non-US$ currency prices may change daily in accordance with exchange rates fluctuations and may also include conversion fees. Buyers always have the option to pay in US$ by changing their selected displayed currency. </text:p>
        </text:list-item>
        <text:list-item>
          <text:p text:style-name="P48">If you paid for an Order in a currency other than US$ and your Order was later cancelled for any reason, the amount returned to your Fiverr Balance would be based on the exchange rate as of the date of cancellation. Therefore, the returned amount may vary from the paid amount in local currency terms, while always maintaining the same US$ value. </text:p>
        </text:list-item>
        <text:list-item>
          <text:p text:style-name="P18">Your Fiverr Balance is always valued in US$, even if it is displayed in a non-US$ currency. Therefore, should you choose to view your Fiverr Balance in any currency other than US$, it <text:soft-page-break/>may change daily in accordance with exchange rates fluctuations, while always maintaining the same US$ value. Users always have the option to view their Fiverr Balance in US$ by changing their selected displayed currency. </text:p>
        </text:list-item>
      </text:list>
      <text:h text:style-name="P66" text:outline-level="4"><text:bookmark text:name="tos-section-business-tools1"/><text:bookmark text:name="business-tools"/>Fiverr for Business</text:h>
      <text:list xml:id="list1265408082" text:style-name="L18">
        <text:list-item>
          <text:p text:style-name="P49">Fiverr for Business helps you and your team to better manage your purchases and projects on Fiverr. Through Fiverr for Business, Buyers can create and manage business teams in which all members may use a shared payment method. Once a Buyer creates a business team, they become the sole owner and administrator of the team. </text:p>
        </text:list-item>
        <text:list-item>
          <text:p text:style-name="P49">When inviting a Buyer to a business team, the administrator authorizes such Buyer to use the team’s shared payment method. Business teams may be subject to a monthly budget limitation, as defined by the administrator. Administrators can invite and remove Buyers at any time. It should be noted, however, that removing a Buyer from a business team does not delete or affect their Fiverr account in any way, but only removes them from the administrator’s business team. </text:p>
        </text:list-item>
        <text:list-item>
          <text:p text:style-name="P49">Buyers are asked to confirm their invitation to a business team and provide their names and roles in business before joining. Buyers should note that all business team members have access to information about purchases made within the team through the shared payment method. </text:p>
        </text:list-item>
        <text:list-item>
          <text:p text:style-name="P19">Invoices for purchases made by Buyers using the team’s payment method will be issued in the name of the business defined by the administrator and sent solely to the administrator. </text:p>
        </text:list-item>
      </text:list>
      <text:h text:style-name="P66" text:outline-level="4"><text:bookmark text:name="tos-section-taxes"/><text:bookmark text:name="buyers-taxes"/>Taxes</text:h>
      <text:list xml:id="list3906601609" text:style-name="L19">
        <text:list-item>
          <text:p text:style-name="P50">Buyers may be charged with indirect taxes (such as Sales Tax, VAT or GST) depending on their residency, location and any applicable law, in addition to the price shown on the site, and, in any event, any such taxes will always be displayed to the Buyer before payment. </text:p>
        </text:list-item>
        <text:list-item>
          <text:p text:style-name="P20">Buyers agree that they are responsible to comply with all tax requirements applicable to them, including but not limited to any obligation to deduct or withhold taxes. It is hereby clarified that all prices and fees that appear on the Site are the net amounts that will be paid following any direct or indirect taxes, levy, withholding tax and/or deductions. </text:p>
        </text:list-item>
      </text:list>
      <text:h text:style-name="P65" text:outline-level="2"><text:bookmark text:name="orders"/>Orders</text:h>
      <text:h text:style-name="P64" text:outline-level="3">Basics</text:h>
      <text:list xml:id="list3989595617" text:style-name="L20">
        <text:list-item>
          <text:p text:style-name="P51">Once payment is confirmed, your order will be created and given a unique Fiverr order number (#FO). </text:p>
        </text:list-item>
        <text:list-item>
          <text:p text:style-name="P51">Sellers must deliver completed files and/or proof of work using the Deliver Work button (located on the Order page) according to the service that was purchased and advertised on their Gig. </text:p>
        </text:list-item>
        <text:list-item>
          <text:p text:style-name="P51">The Deliver Work button may not be abused by Sellers to circumvent Order guidelines described in this Terms of Service. Using the “Deliver Work” button when an Order was not fulfilled may result in a cancellation of that Order after review, affect the Seller’s rating and result in a warning to Seller. </text:p>
        </text:list-item>
        <text:list-item>
          <text:p text:style-name="P51"><text:soft-page-break/>An Order is marked as Complete after it is marked as Delivered and then accepted by a Buyer. An Order will be automatically marked as Complete if not accepted and no request for modification was submitted within 3 days after the Order was marked as Delivered. </text:p>
        </text:list-item>
        <text:list-item>
          <text:p text:style-name="P51">We encourage our Buyers and Sellers to try and settle conflicts amongst themselves. If for any reason this fails after using the Resolution Center or if you encounter non-permitted usage on the Site, users can contact Fiverr's Customer Support department for assistance <text:a xlink:type="simple" xlink:href="http://support.fiverr.com/" office:target-frame-name="_blank" xlink:show="new" text:style-name="Internet_20_link" text:visited-style-name="Visited_20_Internet_20_Link">here</text:a>. </text:p>
        </text:list-item>
        <text:list-item>
          <text:p text:style-name="P21">Orders through the Logo Maker are completed once payment is made by the Buyer. </text:p>
        </text:list-item>
      </text:list>
      <text:h text:style-name="P64" text:outline-level="3">Handling Orders</text:h>
      <text:list xml:id="list133264222" text:style-name="L21">
        <text:list-item>
          <text:p text:style-name="P52">When a Buyer orders a Gig, the Seller is notified by email as well as notifications on the site while logged into the account. </text:p>
        </text:list-item>
        <text:list-item>
          <text:p text:style-name="P52">Sellers are required to meet the delivery time they specified when creating their Gigs. Failing to do so will allow the Buyer to cancel the Order when an Order is marked as late and may harm the Seller's status. </text:p>
        </text:list-item>
        <text:list-item>
          <text:p text:style-name="P52">Sellers must send completed files and/or proof of work using the Deliver Completed Work button (located on the Order page) to mark the Order as Delivered. </text:p>
        </text:list-item>
        <text:list-item>
          <text:p text:style-name="P52">Users are responsible for scanning all transferred files for viruses and malware. Fiverr will not be held responsible for any damages which might occur due to site usage, use of content or files transferred. </text:p>
        </text:list-item>
        <text:list-item>
          <text:p text:style-name="P22">Buyers may use the "Request Revisions" feature located on the Order Page while an Order is marked as Delivered if the delivered materials do not match the Seller's description on their Gig page or they do not match the requirements sent to the Seller at the beginning of the order process. </text:p>
        </text:list-item>
      </text:list>
      <text:h text:style-name="P64" text:outline-level="3">Reviews</text:h>
      <text:list xml:id="list2812639185" text:style-name="L22">
        <text:list-item>
          <text:p text:style-name="P53">Feedback reviews provided by Buyers while completing an Order are an essential part of Fiverr's rating system. Reviews demonstrate the Buyer's overall experience with the Sellers and their service. Buyers are encouraged to communicate to the Seller any concerns experienced during their active order in regards to the service provided by the Seller. </text:p>
        </text:list-item>
        <text:list-item>
          <text:p text:style-name="P53">Leaving a Buyer's feedback is a basic prerogative of a Buyer. Feedback reviews will not be removed unless there are clear violations of our Terms of Service and/or our Community Standards. </text:p>
        </text:list-item>
        <text:list-item>
          <text:p text:style-name="P53">To prevent any misuse of our Feedback system, all feedback reviews must come from legitimate sales executed exclusively through the Fiverr platform from users within our Community. Purchases arranged, determined to artificially enhance Seller ratings, or to abuse the Fiverr platform with purchases from additional accounts, will result in a permanent suspension of all related accounts. </text:p>
        </text:list-item>
        <text:list-item>
          <text:p text:style-name="P53">Feedback comments given by Buyers are publicly displayed on a Seller’s Gig page. </text:p>
        </text:list-item>
        <text:list-item>
          <text:p text:style-name="P53">Work Samples are the delivered images and videos sent to a Buyer in a delivery message. Work Samples are added to a Seller's Live Portfolio on their Gig page if the Buyer chooses to publish the Work Sample while providing a public feedback review. </text:p>
        </text:list-item>
        <text:list-item>
          <text:p text:style-name="P53">Withholding the delivery of services, files, or information required to complete the Gig’s service with the intent to gain favorable reviews or additional services is prohibited. </text:p>
        </text:list-item>
        <text:list-item>
          <text:p text:style-name="P53"><text:soft-page-break/>Responding and posting a review: Once work is delivered, the Buyer has three days to respond. If no response is provided within the response period, the Order will be considered completed. </text:p>
        </text:list-item>
        <text:list-item>
          <text:p text:style-name="P53">Users are allowed to leave reviews on Orders up to 10 days after an Order is marked as complete. No new reviews may be added to an Order after 10 days. </text:p>
        </text:list-item>
        <text:list-item>
          <text:p text:style-name="P53">Sellers may not solicit the removal of feedback reviews from their Buyers through mutual cancellations. </text:p>
        </text:list-item>
        <text:list-item>
          <text:p text:style-name="P23">Feedback reviews are unavailable for orders made through the Logo Maker. </text:p>
        </text:list-item>
      </text:list>
      <text:h text:style-name="P64" text:outline-level="3">Disputes and Cancellations</text:h>
      <text:p text:style-name="P2">We encourage our Buyers and Sellers to try and settle conflicts amongst themselves. If for any reason this fails after using the Resolution Center or if you encounter non-permitted usage on the Site, users can contact Fiverr's Customer Support department for assistance <text:a xlink:type="simple" xlink:href="http://support.fiverr.com/" office:target-frame-name="_blank" xlink:show="new" text:style-name="Internet_20_link" text:visited-style-name="Visited_20_Internet_20_Link">here</text:a>. </text:p>
      <text:h text:style-name="P66" text:outline-level="4">Basics</text:h>
      <text:list xml:id="list3060092889" text:style-name="L23">
        <text:list-item>
          <text:p text:style-name="P54">Order cancellations can be performed on Fiverr, when eligible, by Customer Support or through the Resolution Center per order. </text:p>
        </text:list-item>
        <text:list-item>
          <text:p text:style-name="P54">Filing a transaction dispute or reversing a payment through your payment provider or your bank is a violation of these Terms of Service. Doing so may get your account temporarily or permanently disabled. Note: once you have filed a dispute with your payment provider, the funds will be ineligible for a refund due to our obligations towards the payment provider. </text:p>
        </text:list-item>
        <text:list-item>
          <text:p text:style-name="P54">In the event that a Buyer or Seller encounters an issue related to the service provided in an order, you are encouraged to use the Site's dispute resolution tools to attempt to resolve the matter. </text:p>
        </text:list-item>
        <text:list-item>
          <text:p text:style-name="P54">Fiverr, through its Payment Services Providers, reserves the right to cancel orders or place funds on hold for any suspected fraudulent transactions made on the Site. </text:p>
        </text:list-item>
        <text:list-item>
          <text:p text:style-name="P54">All transfer and assignment of intellectual property to the Buyer shall be subject to full payment and the delivery may not be used if payment is cancelled for any reason. </text:p>
        </text:list-item>
        <text:list-item>
          <text:p text:style-name="P54">If an order is cancelled (for any reason), the funds paid will be returned to the Buyer’s Fiverr Balance. </text:p>
        </text:list-item>
        <text:list-item>
          <text:p text:style-name="P54">Revisions to deliveries can be performed by Sellers based on the Seller’s Gig and customer care. Sellers may determine the amount of revisions offered to Buyers, including no revisions. </text:p>
        </text:list-item>
        <text:list-item>
          <text:p text:style-name="P54">Requests for revisions can be performed through the Order Page while the order is marked as Delivered. </text:p>
        </text:list-item>
        <text:list-item>
          <text:p text:style-name="P24">Requesting to gain more services from Sellers beyond the agreed requirements by using the Request Revisions button is not allowed. </text:p>
        </text:list-item>
      </text:list>
      <text:h text:style-name="P66" text:outline-level="4">Order Cancellations</text:h>
      <text:list xml:id="list453505594" text:style-name="L24">
        <text:list-item>
          <text:p text:style-name="P55">Fiverr encourages Buyers and Sellers to resolve service disputes mutually using the Resolution Center. </text:p>
        </text:list-item>
        <text:list-item>
          <text:p text:style-name="P55">Eligibility for requests to Fiverr to cancel an order will be assessed by our Customer Support team based on a number of factors, including violations of our Terms of Service and/or our Community Standards, general misconduct, and improper usage of the Fiverr delivery system. See below for Order specific eligibility. </text:p>
        </text:list-item>
        <text:list-item>
          <text:p text:style-name="P55"><text:soft-page-break/>Completed orders (or, where applicable, completed milestones) may be cancelled, upon review of our Customer Support team, up to 14 days after the order (or Milestone) is marked as complete. Please be advised that orders cannot be partially cancelled (i.e. we can only cancel the entire order when it is justified). </text:p>
        </text:list-item>
        <text:list-item>
          <text:p text:style-name="P55">In rare circumstances where we find it appropriate, our Customer Support team may cancel a completed order even after 14 days have passed from its completion. In such cases, the amounts paid for the cancelled order will be returned to the Buyer’s Fiverr Balance and will be deducted from the Seller’s Fiverr Balance or, if there are no sufficient amounts in the Seller’s Fiverr Balance, from future revenues of such Seller. </text:p>
        </text:list-item>
        <text:list-item>
          <text:p text:style-name="P55">Orders are not eligible to be cancelled based on the quality of service/materials delivered by the Seller if the service was rendered as described in the Gig Page. Buyers may rate their experience with the Seller on the Order Page, including the overall level of service quality received. </text:p>
        </text:list-item>
        <text:list-item>
          <text:p text:style-name="P55">Buyers must use Fiverr Resolution Center to address their concerns and desired resolution related to the service provided by their Seller prior to contacting Customer Support. Customer Support will not take any action against Orders where the Buyers failed to inform their Seller of issues related to the Seller’s service and will allow Sellers to provide a resolution first. This does not include non-permitted usage of Fiverr. </text:p>
        </text:list-item>
        <text:list-item>
          <text:p text:style-name="P55">Any non-permitted usage of Fiverr encountered during an Order, after being reviewed by our Customer Support team, may result in the order being cancelled. This includes, but not limited to; harassment, unlawful behavior, or other violations of Fiverr’s Terms of Service. </text:p>
        </text:list-item>
        <text:list-item>
          <text:p text:style-name="P55">Fiverr Customer Support will cancel orders based on, but not limited to, the following reasons: </text:p>
          <text:list>
            <text:list-item>
              <text:p text:style-name="P55"><text:span text:style-name="T3">Active Orders</text:span> (after the Buyer submits their requirements and before the Seller delivers on Fiverr) </text:p>
              <text:list>
                <text:list-item>
                  <text:p text:style-name="P55">The Seller is late <text:span text:style-name="T3">and</text:span> unresponsive for more than 24 hours while the order is marked as Late. </text:p>
                </text:list-item>
                <text:list-item>
                  <text:p text:style-name="P55">Users are abusive towards the other party through threats of low ratings or leveraging order materials (such as logins, personal information) against each other. </text:p>
                </text:list-item>
                <text:list-item>
                  <text:p text:style-name="P55">Users supplied or included copyright/trademark infringing materials as part of the Buyer requirements or the Seller’s delivery. </text:p>
                </text:list-item>
                <text:list-item>
                  <text:p text:style-name="P55">The user is no longer an active Fiverr user due to Terms of Service violations or closure of their account. </text:p>
                </text:list-item>
              </text:list>
            </text:list-item>
            <text:list-item>
              <text:p text:style-name="P55"><text:span text:style-name="T3">Delivered Orders</text:span> (after the Seller clicks Deliver Now and before the order is marked as complete) </text:p>
              <text:list>
                <text:list-item>
                  <text:p text:style-name="P55">The Seller uses the Delivery system to extend the delivery due date to complete the requested service without providing the final delivered service to Buyers. Note: Multiple reported offenses will result in permanent suspension of your account. </text:p>
                </text:list-item>
                <text:list-item>
                  <text:p text:style-name="P55">The Seller delivers no files and/or proof of work related to the agreed upon order requirements. Note: Subjectivity of the materials in question will be reviewed by our Customer Support team. </text:p>
                </text:list-item>
                <text:list-item>
                  <text:p text:style-name="P55">The Seller requests additional payments, on or off the Fiverr platform, by withholding the final delivery of services directly related to the agreed requirements. </text:p>
                </text:list-item>
                <text:list-item>
                  <text:p text:style-name="P55"><text:soft-page-break/>The Seller is withholding the final delivery of services for improved ratings. </text:p>
                </text:list-item>
                <text:list-item>
                  <text:p text:style-name="P55">Buyers who abuse the Request Revisions button to gain more services from Sellers beyond the agreed requirements. </text:p>
                </text:list-item>
                <text:list-item>
                  <text:p text:style-name="P55">Buyers who threaten to leave a damaging review to gain more services from the Seller not related to the agreed requirements. </text:p>
                </text:list-item>
              </text:list>
            </text:list-item>
            <text:list-item>
              <text:p text:style-name="P55"><text:span text:style-name="T3">Completed Orders</text:span> (after the order is marked as complete and before the 14 day limitation) </text:p>
              <text:list>
                <text:list-item>
                  <text:p text:style-name="P55">Users who have been reported to use copyright/trademark infringing materials after verification and with proof. </text:p>
                </text:list-item>
                <text:list-item>
                  <text:p text:style-name="P55">Buyers who did not purchase commercial use rights and are reported to have used the materials commercially. Note: Terms of Commercial use are found on the Seller’s Gig Page and cannot be retroactively included once the order is completed for over 14 days. </text:p>
                </text:list-item>
                <text:list-item>
                  <text:p text:style-name="P25">Fiverr Customer Support will review cases of Order delivery manipulation that prevents Buyers and Sellers from fully utilizing our Resolution Center that enabled the order to be marked as complete. </text:p>
                </text:list-item>
              </text:list>
            </text:list-item>
          </text:list>
        </text:list-item>
      </text:list>
      <text:h text:style-name="P64" text:outline-level="3">Refunds</text:h>
      <text:list xml:id="list3431801338" text:style-name="L25">
        <text:list-item>
          <text:p text:style-name="P56"><text:bookmark text:name="user_conduct"/>Fiverr does not automatically refund payments made for cancelled orders back to your payment provider. Funds from order cancellations are returned to the Buyer's Fiverr Balance and are available for future purchases on Fiverr. Until January 1, 2019, funds returned to your Fiverr Balance from cancelled orders will not include service fees paid. As of January 1, 2019, Fiverr returns service fees to your Fiverr Balance once an order is cancelled. In any event, if the service fees were not returned to your Fiverr Balance following an order cancelation, such service fees’ amount will be exempted from your next purchase on Fiverr. </text:p>
        </text:list-item>
        <text:list-item>
          <text:p text:style-name="P26">Deposit refunds (i.e. refunds directly to your payment provider) can be performed by our Customer Support team, based on the Order’s original payment amount and currency. To prevent fraud and abuse, we limit the total amount of times users can request a payment provider refund, which is subject to review by our Customer Support team. Such refunds may be subject to an additional fee. </text:p>
        </text:list-item>
      </text:list>
      <text:h text:style-name="P64" text:outline-level="3">Fiverr Credits</text:h>
      <text:p text:style-name="P2">In certain instances, Fiverr may offer you credits (“<text:span text:style-name="T3">Fiverr Credits</text:span>” or “<text:span text:style-name="T3">Credits</text:span>”), either for promotional purposes or otherwise, to be used for purchasing Gigs and/or other services offered on the Site. Your available Credit balance will appear in your account. Your valid Fiverr Credits will be automatically applied to your next purchase and can be viewed in your order summary after you place the order. Unless stated otherwise, Fiverr Credits expire following three months from their receipt. Fiverr Credits serve only as an incentive to use Fiverr, and, therefore, are not redeemable for cash, have no cash value and are nonrefundable. Once used, Fiverr Credits may not be returned to your account even if your Order gets cancelled. Fiverr Credits may be subject to additional conditions and restrictions as will be disclosed to You upon receipt of the Credits. Credits may be voided in the event of fraud, misuse, or violation of these Terms. Fiverr reserves the right to modify or cancel the Fiverr Credits program at any time. If you or Fiverr deactivate or suspend your Fiverr account, any unused Fiverr Credits in your account will be forfeited.</text:p>
      <text:h text:style-name="P65" text:outline-level="2"><text:soft-page-break/>Fiverr Logo Maker</text:h>
      <text:p text:style-name="P2">Fiverr Logo Maker allows certain Sellers to offer various original logo designs (each, a “Logo Design”) for Buyers to adjust and customize per their own specific needs, using special automated design tools. Through the Logo Maker, Buyers purchase full commercial use rights to the Logo Design embedded with their brand name.</text:p>
      <text:p text:style-name="P2">Fiverr Logo Maker Sellers are chosen manually by Fiverr editors through an ongoing review process based on quality of designs, seniority, volume of sales, high ratings, exceptional customer care, high order completion rate and more.</text:p>
      <text:h text:style-name="P64" text:outline-level="3">Pricing</text:h>
      <text:p text:style-name="P2">All Logo Designs have a fixed US$ price and can be purchased either in the “Basic Logo Package” or in additional packages as indicated in the Logo Design order page.</text:p>
      <text:h text:style-name="P64" text:outline-level="3">Purchasing through Fiverr Logo Maker</text:h>
      <text:list xml:id="list1554447298" text:style-name="L26">
        <text:list-item>
          <text:p text:style-name="P57">Before completing an order, you will be able to preview a watermarked version of the Logo Design embedded with your brand name, and to further modify the Logo Design using the editing tools. </text:p>
        </text:list-item>
        <text:list-item>
          <text:p text:style-name="P57">Once payment has been made, orders of Logo Designs may not be cancelled. </text:p>
        </text:list-item>
        <text:list-item>
          <text:p text:style-name="P57">In addition to the Logo Design package you choose, you can purchase redesign services from the Seller who created the Logo Design. The price of such redesign services is determined by the Seller and a service fee will be charged solely for the additional redesign services. For cancellations of logo redesign services, please refer to the “Disputes and Cancellations” section of these Terms of Service. </text:p>
        </text:list-item>
        <text:list-item>
          <text:p text:style-name="P27">Feedback reviews are unavailable for orders made through the Logo Maker. </text:p>
        </text:list-item>
      </text:list>
      <text:h text:style-name="P64" text:outline-level="3">Selling your design on Fiverr Logo Maker</text:h>
      <text:list xml:id="list4146572762" text:style-name="L27">
        <text:list-item>
          <text:p text:style-name="P58">By uploading your Logo Design to Fiverr Logo Maker you represent and warrant that it is your original work, you own all rights to such design, and it does not infringe any third party rights. You further warrant that such design was never sold before to anyone and that you will not offer it for sale outside of Fiverr Logo Maker. </text:p>
        </text:list-item>
        <text:list-item>
          <text:p text:style-name="P58">We may limit the number of active Logo Designs you can offer. </text:p>
        </text:list-item>
        <text:list-item>
          <text:p text:style-name="P58">Each Logo Design you sell accredits your account with a net revenue of 80% of the Basic Logo Package price and 20% of the margin on top of the Basic Logo Package price. </text:p>
        </text:list-item>
        <text:list-item>
          <text:p text:style-name="P28">Fiverr retains the right to use all uploaded Logo Designs for Fiverr marketing and promotion purposes for no consideration. </text:p>
        </text:list-item>
      </text:list>
      <text:h text:style-name="P64" text:outline-level="3">Logo Design Commercial use license</text:h>
      <text:p text:style-name="P2">When an order through the Logo Maker is completed, and subject to payment, the Seller grants the Buyer a worldwide, royalty-free, non-sublicensable, non-exclusive, irrevocable license to use the Logo Design embedded with the Buyer’s brand name for any purpose, except for any illegal, immoral or defamatory purpose. There is no warranty, express or implied, with the grant of this license, including with respect to fitness for a particular purpose. Neither the Seller nor Fiverr will be liable for any claims, or incidental, consequential or other damages arising out of this license, the <text:soft-page-break/>Logo Design or the Buyers use of the Logo Design. For the avoidance of doubt, the Seller retains all ownership rights to the Logo Design, and no ownership or copyrights are granted to the Buyer.</text:p>
      <text:h text:style-name="P65" text:outline-level="2">User Conduct and Protection</text:h>
      <text:p text:style-name="P2">Fiverr enables people around the world to create, share, sell and purchase nearly any service they need at an unbeatable value. Services offered on Fiverr reflect the diversity of an expanding Gig economy. Members of the Fiverr community communicate and engage through orders, social media, and on Fiverr’s Community Forums.</text:p>
      <text:p text:style-name="P2">Fiverr maintains a friendly, community spirited, and professional environment. Users should keep to that spirit while participating in any activity or extensions of Fiverr. This section relates to the expected conduct users should adhere to while interacting with each other on Fiverr.</text:p>
      <text:p text:style-name="P2">To report a violation of our Terms of Service and/or our Community Standards, User Misconduct, or inquiries regarding your account, please contact our Customer Support team <text:a xlink:type="simple" xlink:href="http://support.fiverr.com/" office:target-frame-name="_blank" xlink:show="new" text:style-name="Internet_20_link" text:visited-style-name="Visited_20_Internet_20_Link">here</text:a>. </text:p>
      <text:h text:style-name="P64" text:outline-level="3">Basics</text:h>
      <text:list xml:id="list2134378123" text:style-name="L28">
        <text:list-item>
          <text:p text:style-name="P59">To protect our users' privacy, user identities are kept anonymous. Requesting or providing Email addresses, Skype/IM usernames, telephone numbers or any other personal contact details to communicate outside of Fiverr in order to circumvent or abuse the Fiverr messaging system or Fiverr platform is not permitted. </text:p>
        </text:list-item>
        <text:list-item>
          <text:p text:style-name="P59">Any necessary exchange of personal information required to continue a service may be exchanged within the Order Page. </text:p>
        </text:list-item>
        <text:list-item>
          <text:p text:style-name="P59">Fiverr does not provide any guarantee of the level of service offered to Buyers. You may use the dispute resolution tools provided to you in the Order Page. </text:p>
        </text:list-item>
        <text:list-item>
          <text:p text:style-name="P59">Fiverr does not provide protection for users who interact outside of the Fiverr platform. </text:p>
        </text:list-item>
        <text:list-item>
          <text:p text:style-name="P59">All information and file exchanges must be performed exclusively on Fiverr's platform. </text:p>
        </text:list-item>
        <text:list-item>
          <text:p text:style-name="P59">Rude, abusive, improper language, or violent messages will not be tolerated and may result in an account warning or the suspension/removal of your account. </text:p>
        </text:list-item>
        <text:list-item>
          <text:p text:style-name="P59">Fiverr is open to everyone. Discrimination against a community member based on gender, race, age, religious affiliation, sexual preference or otherwise is not acceptable and may result in the suspension/removal of your account. </text:p>
        </text:list-item>
        <text:list-item>
          <text:p text:style-name="P29">Users may not submit proposals or solicit parties introduced through Fiverr to contract, engage with, or pay outside of Fiverr. </text:p>
        </text:list-item>
      </text:list>
      <text:h text:style-name="P64" text:outline-level="3">Orders</text:h>
      <text:list xml:id="list3394175100" text:style-name="L29">
        <text:list-item>
          <text:p text:style-name="P60">Users with the intention to defame competing Sellers by ordering from competing services will have their reviews removed or further account status related actions determined by review by our Trust &amp; Safety team. </text:p>
        </text:list-item>
        <text:list-item>
          <text:p text:style-name="P60">Users are to refrain from spamming or soliciting previous Buyers or Sellers to pursue removing/modifying reviews or cancelling orders that do not align on Order Cancellation or Feedback policies. </text:p>
        </text:list-item>
        <text:list-item>
          <text:p text:style-name="P30">Fiverr reviews cases of payment provider chargebacks and disputes on behalf of Sellers. Although results vary per case due to each chargeback reason, we work hard on resolving disputes in the Seller’s favor. If the chargeback case allows, Fiverr (or one of Fiverr’s <text:soft-page-break/>Payment Services Providers) will return parts or full revenue back to Sellers, otherwise the chargeback amount will be borne by the Seller. </text:p>
        </text:list-item>
      </text:list>
      <text:h text:style-name="P64" text:outline-level="3">Gigs</text:h>
      <text:list xml:id="list397029840" text:style-name="L30">
        <text:list-item>
          <text:p text:style-name="P61">Users may report Gigs to Customer Support that may be in violation of Fiverr’s Terms of Service based on the reported Gig’s replicated similarity to pre-existing services (copycat Gigs). </text:p>
        </text:list-item>
        <text:list-item>
          <text:p text:style-name="P61">Sellers warrant that any content included in their Gigs shall be original work conceived by the Sellers and shall not infringe any third party rights, including, without limitation, copyrights, trademarks or service marks. In the event that certain music or stock-footage media are incorporated within the Gigs, Sellers represent and warrant that they hold a valid license to use such music and/or footage and to include them in the Gigs. </text:p>
        </text:list-item>
        <text:list-item>
          <text:p text:style-name="P31">Fiverr will respond to clear and complete notices of alleged copyright or trademark infringement. Our Intellectual Property claims procedures can be reviewed <text:a xlink:type="simple" xlink:href="https://www.fiverr.com/intellectual-property" text:style-name="Internet_20_link" text:visited-style-name="Visited_20_Internet_20_Link">here</text:a>. </text:p>
        </text:list-item>
      </text:list>
      <text:h text:style-name="P64" text:outline-level="3">Reporting Violations</text:h>
      <text:p text:style-name="P2">If you come across any content that may violate our Terms of Service and/or our Community Standards, you should report it to us through the appropriate channels created to handle those issues as outlined in our Terms of Service. All cases are reviewed by our Trust &amp; Safety team. To protect individual privacy, the results of the investigation are not shared. You can review our Privacy Policy for more information.</text:p>
      <text:h text:style-name="P64" text:outline-level="3">Violations</text:h>
      <text:p text:style-name="P2">Users may receive a warning to their account for violations of our Terms of Service and/or our Community Standards or any user misconduct reported to our Trust and Safety team. A warning will be sent to the user's email address and will be displayed for such user on the Site. Warnings do not limit account activity, but can lead to your account losing Seller statuses or becoming permanently disabled based on the severity of the violation.</text:p>
      <text:h text:style-name="P66" text:outline-level="4">Non-Permitted Usage</text:h>
      <text:p text:style-name="P2"><text:span text:style-name="Strong_20_Emphasis">Adult Services &amp; Pornography</text:span> - Fiverr does not allow any exchange of adult oriented or pornographic materials and services.</text:p>
      <text:p text:style-name="P2"><text:span text:style-name="Strong_20_Emphasis">Inappropriate Behavior &amp; Language</text:span> - Communication on Fiverr should be friendly, constructive, and professional. Fiverr condemns bullying, harassment, and hate speech towards others. We allow users a medium for which messages are exchanged between individuals, a system to rate orders, and to engage on larger platforms such as our Community Forum and Social Media pages.</text:p>
      <text:p text:style-name="P2"><text:span text:style-name="Strong_20_Emphasis">Phishing and Spam</text:span> - Members’ security is a top priority. Any attempts to publish or send malicious content with the intent to compromise another member’s account or computer environment is strictly prohibited. Please respect our members privacy by not contacting them with offers, questions, suggestions or anything which is not directly related to their Gigs or orders.</text:p>
      <text:p text:style-name="P2"><text:span text:style-name="Strong_20_Emphasis">Privacy &amp; Identity</text:span> - You may not publish or post other people's private and confidential information. Any exchange of personal information required for the completion of a service must be provided in the Order Page. Sellers further confirm that whatever information they receive from the <text:soft-page-break/>Buyer, which is not public domain, shall not be used for any purpose whatsoever other than for the delivery of the work to the Buyer. Any users who engage and communicate off of Fiverr will not be protected by our Terms of Service.</text:p>
      <text:p text:style-name="P2"><text:span text:style-name="Strong_20_Emphasis">Authentic Fiverr Profile</text:span> - You may not create a false identity on Fiverr, misrepresent your identity, create a Fiverr profile for anyone other than yourself (a real person), or use or attempt to use another user’s account or information; Your profile information, including your description, skills, location, etc., while may be kept anonymous, must be accurate and complete and may not be misleading, illegal, offensive or otherwise harmful. Fiverr reserves the right to require users to go through a verification process in order to use the Site (whether by using ID, phone, camera, etc.).</text:p>
      <text:p text:style-name="P2"><text:span text:style-name="Strong_20_Emphasis">Intellectual Property Claims</text:span> - Fiverr will respond to clear and complete notices of alleged copyright or trademark infringement, and/or violation of third party’s terms of service. Our Intellectual Property claims procedures can be reviewed <text:a xlink:type="simple" xlink:href="https://www.fiverr.com/intellectual-property" text:style-name="Internet_20_link" text:visited-style-name="Visited_20_Internet_20_Link">here</text:a>.</text:p>
      <text:p text:style-name="P2"><text:span text:style-name="Strong_20_Emphasis">Fraud / Unlawful Use</text:span> - You may not use Fiverr for any unlawful purposes or to conduct illegal activities.</text:p>
      <text:h text:style-name="P66" text:outline-level="4">Abuse and Spam</text:h>
      <text:p text:style-name="P2"><text:span text:style-name="Strong_20_Emphasis">Multiple Accounts</text:span> - To prevent fraud and abuse, users are limited to one active account. Any additional account determined to be created to circumvent guidelines, promote competitive advantages, or mislead the Fiverr community will be disabled. Mass account creation may result in disabling of all related accounts. Note: any violations of Fiverr’s Terms of Service and/or our Community Standards is a cause for permanent suspension of all accounts.</text:p>
      <text:p text:style-name="P2"><text:span text:style-name="Strong_20_Emphasis">Targeted Abuse</text:span> - We do not tolerate users who engage in targeted abuse or harassment towards other users on Fiverr. This includes creating new multiple accounts to harass members through our message or ordering system.</text:p>
      <text:p text:style-name="P2"><text:span text:style-name="Strong_20_Emphasis">Selling Accounts</text:span> - You may not buy or sell Fiverr accounts.</text:p>
      <text:h text:style-name="P66" text:outline-level="4">Proprietary Restrictions</text:h>
      <text:p text:style-name="P2">The Site, including its general layout, design and content, is exclusively owned by Fiverr and protected by copyright and trademark law. Fiverr®, Gig® and Gigs® are all registered trademarks owned exclusively by Fiverr. Users have no right, and specifically agree not to do the following with respect to the Site or any part, component or extension of the Site (including its mobile applications): (i) copy, transfer, adapt, modify, distribute or reproduce it, in any manner; (ii) reverse assemble, decompile, reverse engineer or otherwise attempt to derive its source code, underlying ideas, algorithms, structure or organization; (iii) modify or create derivative works; (iv) remove any copyright notice, identification or any other proprietary notices, or; (v) use the Site in any manner that could damage, disable, overburden or impair the Site, or interfere with any other users’ enjoyment of the Site. Users also agree not to permit or authorize anyone else to do any of the foregoing.</text:p>
      <text:h text:style-name="P66" text:outline-level="4">Feedback Rights</text:h>
      <text:p text:style-name="P2">To the extent that you provide Fiverr with any comments, suggestions or other feedback regarding the Fiverr platform or the Site as a whole, as well as other Fiverr products or services (collective, the “<text:span text:style-name="T3">Feedback</text:span>”), you will be deemed to have granted Fiverr an exclusive, royalty-free, fully paid <text:soft-page-break/>up, perpetual, irrevocable, worldwide ownership rights in the Feedback. Fiverr is under no obligation to implement any Feedback it may receive from users.</text:p>
      <text:h text:style-name="P64" text:outline-level="3">General Terms</text:h>
      <text:list xml:id="list3022354195" text:style-name="L31">
        <text:list-item>
          <text:p text:style-name="P62">Fiverr reserves the right to put any account on hold or permanently disable accounts due to breach of these Terms of Service and/or our Community Standards or due to any illegal or inappropriate use of the Site or services. </text:p>
        </text:list-item>
        <text:list-item>
          <text:p text:style-name="P62">Violation of Fiverr's Terms of Service and/or our Community Standards may get your account disabled permanently. </text:p>
        </text:list-item>
        <text:list-item>
          <text:p text:style-name="P62">Users with disabled accounts will not be able to sell or buy on Fiverr. </text:p>
        </text:list-item>
        <text:list-item>
          <text:p text:style-name="P62">Users who have violated our Terms of Service and/or our Community Standards and had their account disabled may contact our Customer Support team for more information surrounding the violation and status of the account. </text:p>
        </text:list-item>
        <text:list-item>
          <text:p text:style-name="P62">Users have the option to enable account Security features to protect their account from any unauthorized usage. </text:p>
        </text:list-item>
        <text:list-item>
          <text:p text:style-name="P62">Users must be able to verify their account ownership through Customer Support by providing materials that prove ownership of that account. </text:p>
        </text:list-item>
        <text:list-item>
          <text:p text:style-name="P62">Sellers will be able to withdraw their revenues from disabled accounts after a safety period of 90 days following full verification of ownership of the account in question, from the day of the last cleared payment received in their account and subject to Fiverr's approval. </text:p>
        </text:list-item>
        <text:list-item>
          <text:p text:style-name="P62">Disputes should be handled using Fiverr's dispute resolution tools ('Resolution Center' on the order page) or by contacting Fiverr Customer Support. </text:p>
        </text:list-item>
        <text:list-item>
          <text:p text:style-name="P62">Fiverr may make changes to its Terms of Service from time to time. When these changes are made, Fiverr will make a new copy of the terms of service available on this page. </text:p>
        </text:list-item>
        <text:list-item>
          <text:p text:style-name="P32">You understand and agree that if you use Fiverr after the date on which the Terms of Service have changed, Fiverr will treat your use as acceptance of the updated Terms of Service. </text:p>
        </text:list-item>
      </text:list>
      <text:h text:style-name="P64" text:outline-level="3"><text:bookmark text:name="user-generated-content"/>User Generated Content</text:h>
      <text:p text:style-name="P2">User Generated Content ("UGC") refers to the content added by users as opposed to content created by the Site. All content uploaded to Fiverr by our users (Buyers and Sellers) is User Generated Content. Fiverr does not check user uploaded/created content for appropriateness, violations of copyright, trademarks, other rights or violations. We invite everyone to report violations together with proof of ownership as appropriate. Reported violating content may be removed or disabled.</text:p>
      <text:p text:style-name="P2">Furthermore, Fiverr is not responsible for the content, quality or the level of service provided by the Sellers (even if they are Pro Sellers, Top Rated Sellers or otherwise). We provide no warranty with respect to the Gigs, their delivery, any communications between Buyers and Sellers, and the Logo Designs created through the Logo Maker. We encourage users to take advantage of our rating system, our community and common sense in choosing appropriate services.</text:p>
      <text:p text:style-name="P2">By offering a service, the Seller undertakes that he/she has sufficient permissions, rights and/or licenses to provide, sell or resell the service that is offered on Fiverr. Sellers advertising online their Gig or Logo Design created through the Logo Maker must comply with laws and terms of service of the advertising platform or relevant website used to advertise. Failing to do so may result in removal of the Gig or Logo Design from the Logo Maker, as applicable, and may lead to the suspension of Seller's account.</text:p>
      <text:p text:style-name="P2"><text:soft-page-break/>For specific terms related to Intellectual Property rights and for reporting claims of copyright infringement (DMCA notices) or trademark infringement - please see our <text:a xlink:type="simple" xlink:href="https://www.fiverr.com/intellectual-property" text:style-name="Internet_20_link" text:visited-style-name="Visited_20_Internet_20_Link">Intellectual Property Claims Policy</text:a> which forms an integral part of these Terms of Service. Note that it is our policy in appropriate circumstances to disable and/or terminate the accounts of users who are repeat infringers.</text:p>
      <text:h text:style-name="P64" text:outline-level="3"><text:bookmark text:name="ownership"/>Ownership</text:h>
      <text:p text:style-name="P2">Ownership and limitations: When purchasing a Gig on Fiverr, unless clearly stated otherwise on the Seller's Gig page/description, when the work is delivered, and subject to payment, the Buyer is granted all intellectual property rights, including but not limited to, copyrights for the work delivered from the Seller, and the Seller waives any and all moral rights therein. The delivered work shall be considered work-for-hire under the U.S. Copyright Act. In the event the delivered work does not meet the requirements of work-for-hire or when US Copyright Act does not apply, the Seller expressly agrees to assign to Buyer the copyright in the delivered work. All transfer and assignment of intellectual property to Buyer shall be subject to full payment for the Gig and the delivery may not be used if payment is cancelled for any reason. For removal of doubt, in custom created work (such as art work, design work, report generation etc.), the delivered work shall be the exclusive property of Buyer, and Seller assigns all rights, title and interest in the delivered work. Some Gigs (including for custom created work) charge additional payments (through Gig Extras) for a Commercial Use License. This means that if you purchase the Gig for personal use, you will own all rights you require for such use, and will not need the Commercial Use License. If you intend to use it for any charge or other consideration, or for any purpose that is directly or indirectly in connection with any business, or other undertaking intended for profit, you will need to buy the Commercial Use License through a Gig Extra and will have broader rights that cover your business use.</text:p>
      <text:p text:style-name="P2">For Voice Over Gigs, when the work is delivered, and subject to payment, the Buyer is purchasing basic rights, (which means the Buyer is paying a one time fee allowing them to use the work forever and for any purpose except for commercials, radio, television and internet commercial spots). If you intend to use the Voice Over to promote a product and/or service (with the exception of paid marketing channels), you will need to purchase the Commercial Rights (Buy-Out) through Gig Extra. If you intend to use the Voice Over in radio, television and internet commercials, you will need to purchase the Full Broadcast Rights (Buy-Out) through Gig Extra. For further information on the type of buy-outs, please read below.</text:p>
      <text:p text:style-name="P2">Sellers further confirm that whatever information they receive from the Buyer, which is not public domain, shall be kept confidential and shall not be shared or used for any purpose whatsoever other than for the delivery of the ordered work to the Buyer.</text:p>
      <text:p text:style-name="P2">Furthermore, users (both Buyers and Sellers) agree that unless they explicitly indicate otherwise, the content users voluntarily create/upload to Fiverr, including Gig texts, photos, videos, usernames, user photos, user videos and any other information, including the display of delivered work, may be used by Fiverr for no consideration for marketing and/or other purposes.</text:p>
      <text:h text:style-name="P64" text:outline-level="3"><text:bookmark text:name="voice-over"/>Voice Over Commercial Buy-Out</text:h>
      <text:p text:style-name="P2">When purchasing a Voice Over Gig, the Seller grants you a perpetual, exclusive, non-transferable, worldwide license to use the purchased Voice Over (except for commercials, radio, television and <text:soft-page-break/>internet commercial spots).<text:line-break/>By purchasing a Commercial Rights (Buy-Out) with your order, in addition to the basic rights, the Seller grants you with a license to use the Voice Over for any corporate, promotional and non-broadcast purposes. Corporate, promotional and non-broadcast purposes means any business related use for the creation of, or to promote a for-product profit or service (with the exception of paid marketing channels), such as (by way of example): explainer videos posted to company websites, social networks or email campaigns, audiobooks, podcast intros, and strictly excludes any illegal, immoral or defamatory purpose.<text:line-break/>By purchasing a Full Broadcast Rights (Buy-Out) with your order, in addition to the Commercial Rights, the Seller grants you with a license for full broadcasting, which includes internet, radio, and TV "paid channels" including (by way of example): television commercials, radio commercials, internet radio, and music/video streaming platforms, and strictly excludes any illegal, immoral or defamatory purpose.</text:p>
      <text:p text:style-name="P2">This Buy-Out is subject to Fiverr's Terms of Service. There is no warranty, express or implied, with the purchase of this delivery, including with respect to fitness for a particular purpose. Neither the Seller nor Fiverr will be liable for any claims, or incidental, consequential or other damages arising out of this license, the delivery or your use of the delivery.</text:p>
      <text:h text:style-name="P64" text:outline-level="3"><text:bookmark text:name="commercial-use-license"/>Gig Commercial Use License</text:h>
      <text:p text:style-name="P2">By purchasing a “Commercial Use License” with your Gig Order, the Seller grants you a perpetual, exclusive, non-transferable, worldwide license to use the purchased delivery for Permitted Commercial Purposes. For the avoidance of doubt, the Seller retains all ownership rights. “Permitted Commercial Purposes” means any business related use, such as (by way of example) advertising, promotion, creating web pages, integration into product, software or other business related tools etc., and strictly excludes any illegal, immoral or defamatory purpose. This License is subject to Fiverr’s Terms of Service. There is no warranty, express or implied, with the purchase of this delivery, including with respect to fitness for a particular purpose. Neither the Seller nor Fiverr will be liable for any claims, or incidental, consequential or other damages arising out of this license, the delivery or your use of the delivery.</text:p>
      <text:h text:style-name="P64" text:outline-level="3">Disclaimer of Warranties</text:h>
      <text:p text:style-name="P2">YOUR USE OF THE SITE, ITS CONTENT AND ANY SERVICES OR ITEMS OBTAINED THROUGH THE WEBSITE IS AT YOUR OWN RISK. THE SITE, ITS CONTENT AND ANY SERVICES OR ITEMS OBTAINED THROUGH THE WEBSITE ARE PROVIDED ON AN "AS IS" AND "AS AVAILABLE" BASIS, WITHOUT ANY WARRANTIES OF ANY KIND, EITHER EXPRESS OR IMPLIED. NEITHER FIVERR NOR ANY PERSON ASSOCIATED WITH FIVERR MAKES ANY WARRANTY OR REPRESENTATION WITH RESPECT TO THE COMPLETENESS, SECURITY, RELIABILITY, QUALITY, ACCURACY OR AVAILABILITY OF THE WEBSITE.</text:p>
      <text:p text:style-name="P2">THE FOREGOING DOES NOT AFFECT ANY WARRANTIES WHICH CANNOT BE EXCLUDED OR LIMITED UNDER APPLICABLE LAW.</text:p>
      <text:h text:style-name="P64" text:outline-level="3"><text:bookmark text:name="automatic-translation"/><text:soft-page-break/>Automatic Translation</text:h>
      <text:p text:style-name="P2">THIS SERVICE MAY CONTAIN TRANSLATIONS POWERED BY GOOGLE. GOOGLE DISCLAIMS ALL WARRANTIES RELATED TO THE TRANSLATIONS, EXPRESS OR IMPLIED, INCLUDING ANY WARRANTIES OF ACCURACY, RELIABILITY, AND ANY IMPLIED WARRANTIES OF MERCHANTABILITY, FITNESS FOR A PARTICULAR PURPOSE AND NONINFRINGEMENT.</text:p>
      <text:p text:style-name="P2">The Site has been translated for your convenience using translation software powered by Google Translate. Reasonable efforts have been made to provide an accurate translation, however, no automated translation is perfect nor is it intended to replace human translators. Translations are provided as a service to users of the website, and are provided "as is". No warranty of any kind, either expressed or implied, is made as to the accuracy, reliability, or correctness of any translations made from English into any other language. Some content (such as images, videos, Flash, etc.) may not be accurately translated due to the limitations of the translation software.</text:p>
      <text:p text:style-name="P2">The official text is the English version of the website. Any discrepancies or differences created in the translation are not binding and have no legal effect for compliance or enforcement purposes. If any questions arise related to the accuracy of the information contained in the translated website, please refer to the English version of the website which is the official version.</text:p>
      <text:h text:style-name="P64" text:outline-level="3">Limitation on Liability</text:h>
      <text:p text:style-name="P2">IN NO EVENT WILL FIVERR, ITS AFFILIATES OR THEIR LICENSORS, SERVICE PROVIDERS, EMPLOYEES, AGENTS, OFFICERS OR DIRECTORS BE LIABLE FOR DAMAGES OF ANY KIND, UNDER ANY LEGAL THEORY, ARISING OUT OF OR IN CONNECTION WITH YOUR USE, OR INABILITY TO USE, THE WEBSITE, ANY WEBSITES LINKED TO IT, ANY CONTENT ON THE WEBSITE OR SUCH OTHER WEBSITES OR ANY SERVICES OR ITEMS OBTAINED THROUGH THE WEBSITE OR SUCH OTHER WEBSITES, INCLUDING ANY DIRECT, INDIRECT, SPECIAL, INCIDENTAL, CONSEQUENTIAL OR PUNITIVE DAMAGES, INCLUDING BUT NOT LIMITED TO, PERSONAL INJURY, PAIN AND SUFFERING, EMOTIONAL DISTRESS, LOSS OF REVENUE, LOSS OF PROFITS, LOSS OF BUSINESS OR ANTICIPATED SAVINGS, LOSS OF USE, LOSS OF GOODWILL, LOSS OF DATA, AND WHETHER CAUSED BY TORT (INCLUDING NEGLIGENCE), BREACH OF CONTRACT OR OTHERWISE, EVEN IF FORESEEABLE.</text:p>
      <text:p text:style-name="P2">IN ACCEPTING LIABILITY AS THE LIMITED AUTHORIZED PAYMENT COLLECTION AGENT OF SELLER, FIVERR AND ITS AFFILIATES ASSUME NO LIABILITY FOR ANY ACTS OR OMISSIONS OF SELLER.</text:p>
      <text:p text:style-name="P2">THE FOREGOING DOES NOT AFFECT ANY LIABILITY WHICH CANNOT BE EXCLUDED OR LIMITED UNDER APPLICABLE LAW.</text:p>
      <text:p text:style-name="P2">The term “Affiliate” referred to herein, is an entity that, directly or indirectly, controls, or is under the control of, or is under common control with Fiverr, where control means having more than fifty percent (50%) voting stock or other ownership interest or the majority of voting rights of such entit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10:39:47.298989831</meta:creation-date>
    <dc:date>2020-02-19T10:51:24.685999187</dc:date>
    <meta:editing-duration>PT1M27S</meta:editing-duration>
    <meta:editing-cycles>1</meta:editing-cycles>
    <meta:document-statistic meta:table-count="1" meta:image-count="0" meta:object-count="0" meta:page-count="24" meta:paragraph-count="371" meta:word-count="11765" meta:character-count="71945" meta:non-whitespace-character-count="60547"/>
    <meta:generator>LibreOffice/6.0.7.3$Linux_X86_64 LibreOffice_project/00m0$Build-3</meta:generator>
  </office:meta>
</office:document-meta>
</file>